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Info">
        <table:table-column/>
        <table:table-column/>
        <table:table-column/>
        <table:table-row>
          <table:table-cell office:value-type="string">
            <text:p>General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JCVI-syn3A</text:p>
          </table:table-cell>
        </table:table-row>
        <table:table-row>
          <table:table-cell office:value-type="string">
            <text:p/>
          </table:table-cell>
          <table:table-cell office:value-type="string">
            <text:p>Description</text:p>
          </table:table-cell>
          <table:table-cell office:value-type="string">
            <text:p>Genome-scale CGM of the minimal cell model JCVI-syn3A</text:p>
          </table:table-cell>
        </table:table-row>
        <table:table-row>
          <table:table-cell office:value-type="string">
            <text:p>Uni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KM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/>
          </table:table-cell>
          <table:table-cell office:value-type="string">
            <text:p>KA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1/h ([mass of products]/[mass of protein]/h)</text:p>
          </table:table-cell>
        </table:table-row>
        <table:table-row>
          <table:table-cell office:value-type="string">
            <text:p/>
          </table:table-cell>
          <table:table-cell office:value-type="string">
            <text:p>rho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>Shee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</text:p>
          </table:table-cell>
          <table:table-cell office:value-type="string">
            <text:p>Forward Michaelis constant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A</text:p>
          </table:table-cell>
          <table:table-cell office:value-type="string">
            <text:p>Activation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Turnover numbers</text:p>
          </table:table-cell>
        </table:table-row>
        <table:table-row>
          <table:table-cell office:value-type="string">
            <text:p/>
          </table:table-cell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</table:table-row>
        <table:table-row>
          <table:table-cell office:value-type="string">
            <text:p/>
          </table:table-cell>
          <table:table-cell office:value-type="string">
            <text:p>constant_reactions</text:p>
          </table:table-cell>
          <table:table-cell office:value-type="string">
            <text:p>List of constant reactions</text:p>
          </table:table-cell>
        </table:table-row>
        <table:table-row>
          <table:table-cell office:value-type="string">
            <text:p/>
          </table:table-cell>
          <table:table-cell office:value-type="string">
            <text:p>constant_rhs</text:p>
          </table:table-cell>
          <table:table-cell office:value-type="string">
            <text:p>List of pre-defined metabolite abundances in the initial solution</text:p>
          </table:table-cell>
        </table:table-row>
        <table:table-row>
          <table:table-cell office:value-type="string">
            <text:p/>
          </table:table-cell>
          <table:table-cell office:value-type="string">
            <text:p>f0</text:p>
          </table:table-cell>
          <table:table-cell office:value-type="string">
            <text:p>Initial solution for the flux fraction vector</text:p>
          </table:table-cell>
        </table:table-row>
        <table:table-row>
          <table:table-cell office:value-type="string">
            <text:p/>
          </table:table-cell>
          <table:table-cell office:value-type="string">
            <text:p>protein_contributions</text:p>
          </table:table-cell>
          <table:table-cell office:value-type="string">
            <text:p>Mapping of enzyme to protein mass concentrations</text:p>
          </table:table-cell>
        </table:table-row>
      </table:table>
      <table:table table:name="M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5FTHFabc</text:p>
          </table:table-cell>
          <table:table-cell office:value-type="string">
            <text:p>ACt</text:p>
          </table:table-cell>
          <table:table-cell office:value-type="string">
            <text:p>ATPase</text:p>
          </table:table-cell>
          <table:table-cell office:value-type="string">
            <text:p>COAabc</text:p>
          </table:table-cell>
          <table:table-cell office:value-type="string">
            <text:p>DADNabc</text:p>
          </table:table-cell>
          <table:table-cell office:value-type="string">
            <text:p>DCYTabc</text:p>
          </table:table-cell>
          <table:table-cell office:value-type="string">
            <text:p>DGSNabc</text:p>
          </table:table-cell>
          <table:table-cell office:value-type="string">
            <text:p>FAt</text:p>
          </table:table-cell>
          <table:table-cell office:value-type="string">
            <text:p>FORt</text:p>
          </table:table-cell>
          <table:table-cell office:value-type="string">
            <text:p>GLCpts</text:p>
          </table:table-cell>
          <table:table-cell office:value-type="string">
            <text:p>GLYCt</text:p>
          </table:table-cell>
          <table:table-cell office:value-type="string">
            <text:p>H2Ot</text:p>
          </table:table-cell>
          <table:table-cell office:value-type="string">
            <text:p>Ht</text:p>
          </table:table-cell>
          <table:table-cell office:value-type="string">
            <text:p>LIPTA</text:p>
          </table:table-cell>
          <table:table-cell office:value-type="string">
            <text:p>L_LACt2r</text:p>
          </table:table-cell>
          <table:table-cell office:value-type="string">
            <text:p>NACabc</text:p>
          </table:table-cell>
          <table:table-cell office:value-type="string">
            <text:p>NH3t</text:p>
          </table:table-cell>
          <table:table-cell office:value-type="string">
            <text:p>O2t</text:p>
          </table:table-cell>
          <table:table-cell office:value-type="string">
            <text:p>PIabc</text:p>
          </table:table-cell>
          <table:table-cell office:value-type="string">
            <text:p>RIBFLVabc</text:p>
          </table:table-cell>
          <table:table-cell office:value-type="string">
            <text:p>THMDabc</text:p>
          </table:table-cell>
          <table:table-cell office:value-type="string">
            <text:p>URAt2</text:p>
          </table:table-cell>
          <table:table-cell office:value-type="string">
            <text:p>trdoxt</text:p>
          </table:table-cell>
          <table:table-cell office:value-type="string">
            <text:p>trdrdt</text:p>
          </table:table-cell>
          <table:table-cell office:value-type="string">
            <text:p>AAabc</text:p>
          </table:table-cell>
          <table:table-cell office:value-type="string">
            <text:p>5FTHFPGS</text:p>
          </table:table-cell>
          <table:table-cell office:value-type="string">
            <text:p>ACKr</text:p>
          </table:table-cell>
          <table:table-cell office:value-type="string">
            <text:p>ACPPAT</text:p>
          </table:table-cell>
          <table:table-cell office:value-type="string">
            <text:p>ACPS</text:p>
          </table:table-cell>
          <table:table-cell office:value-type="string">
            <text:p>ACP_transl</text:p>
          </table:table-cell>
          <table:table-cell office:value-type="string">
            <text:p>ADK1</text:p>
          </table:table-cell>
          <table:table-cell office:value-type="string">
            <text:p>ADPT</text:p>
          </table:table-cell>
          <table:table-cell office:value-type="string">
            <text:p>AGPAT</text:p>
          </table:table-cell>
          <table:table-cell office:value-type="string">
            <text:p>APG3PAT</text:p>
          </table:table-cell>
          <table:table-cell office:value-type="string">
            <text:p>BPNT</text:p>
          </table:table-cell>
          <table:table-cell office:value-type="string">
            <text:p>CLPNS</text:p>
          </table:table-cell>
          <table:table-cell office:value-type="string">
            <text:p>CTPS2</text:p>
          </table:table-cell>
          <table:table-cell office:value-type="string">
            <text:p>CTPSDUMP</text:p>
          </table:table-cell>
          <table:table-cell office:value-type="string">
            <text:p>CYTK1</text:p>
          </table:table-cell>
          <table:table-cell office:value-type="string">
            <text:p>CYTK2</text:p>
          </table:table-cell>
          <table:table-cell office:value-type="string">
            <text:p>DADK</text:p>
          </table:table-cell>
          <table:table-cell office:value-type="string">
            <text:p>DADNK</text:p>
          </table:table-cell>
          <table:table-cell office:value-type="string">
            <text:p>DAGGALT</text:p>
          </table:table-cell>
          <table:table-cell office:value-type="string">
            <text:p>DAGPST</text:p>
          </table:table-cell>
          <table:table-cell office:value-type="string">
            <text:p>DASYN</text:p>
          </table:table-cell>
          <table:table-cell office:value-type="string">
            <text:p>DCMPDA</text:p>
          </table:table-cell>
          <table:table-cell office:value-type="string">
            <text:p>DCYTK</text:p>
          </table:table-cell>
          <table:table-cell office:value-type="string">
            <text:p>DGK1</text:p>
          </table:table-cell>
          <table:table-cell office:value-type="string">
            <text:p>DGSNK</text:p>
          </table:table-cell>
          <table:table-cell office:value-type="string">
            <text:p>DNAP</text:p>
          </table:table-cell>
          <table:table-cell office:value-type="string">
            <text:p>DRPA</text:p>
          </table:table-cell>
          <table:table-cell office:value-type="string">
            <text:p>ENO</text:p>
          </table:table-cell>
          <table:table-cell office:value-type="string">
            <text:p>FAKr</text:p>
          </table:table-cell>
          <table:table-cell office:value-type="string">
            <text:p>FBA</text:p>
          </table:table-cell>
          <table:table-cell office:value-type="string">
            <text:p>FMETTRS</text:p>
          </table:table-cell>
          <table:table-cell office:value-type="string">
            <text:p>FTHFCL</text:p>
          </table:table-cell>
          <table:table-cell office:value-type="string">
            <text:p>GALU</text:p>
          </table:table-cell>
          <table:table-cell office:value-type="string">
            <text:p>GAPD</text:p>
          </table:table-cell>
          <table:table-cell office:value-type="string">
            <text:p>GHMT</text:p>
          </table:table-cell>
          <table:table-cell office:value-type="string">
            <text:p>GK1</text:p>
          </table:table-cell>
          <table:table-cell office:value-type="string">
            <text:p>GLYK</text:p>
          </table:table-cell>
          <table:table-cell office:value-type="string">
            <text:p>GUAPRT</text:p>
          </table:table-cell>
          <table:table-cell office:value-type="string">
            <text:p>LDH_L</text:p>
          </table:table-cell>
          <table:table-cell office:value-type="string">
            <text:p>MTHFC</text:p>
          </table:table-cell>
          <table:table-cell office:value-type="string">
            <text:p>MTHFD</text:p>
          </table:table-cell>
          <table:table-cell office:value-type="string">
            <text:p>NADHK</text:p>
          </table:table-cell>
          <table:table-cell office:value-type="string">
            <text:p>NADS</text:p>
          </table:table-cell>
          <table:table-cell office:value-type="string">
            <text:p>NCTPPRT</text:p>
          </table:table-cell>
          <table:table-cell office:value-type="string">
            <text:p>NNATr</text:p>
          </table:table-cell>
          <table:table-cell office:value-type="string">
            <text:p>NOX</text:p>
          </table:table-cell>
          <table:table-cell office:value-type="string">
            <text:p>PAPA</text:p>
          </table:table-cell>
          <table:table-cell office:value-type="string">
            <text:p>PDH_E3</text:p>
          </table:table-cell>
          <table:table-cell office:value-type="string">
            <text:p>PDH_acald</text:p>
          </table:table-cell>
          <table:table-cell office:value-type="string">
            <text:p>PFK</text:p>
          </table:table-cell>
          <table:table-cell office:value-type="string">
            <text:p>PGI</text:p>
          </table:table-cell>
          <table:table-cell office:value-type="string">
            <text:p>PGK</text:p>
          </table:table-cell>
          <table:table-cell office:value-type="string">
            <text:p>PGK3</text:p>
          </table:table-cell>
          <table:table-cell office:value-type="string">
            <text:p>PGK4</text:p>
          </table:table-cell>
          <table:table-cell office:value-type="string">
            <text:p>PGM</text:p>
          </table:table-cell>
          <table:table-cell office:value-type="string">
            <text:p>PGMT</text:p>
          </table:table-cell>
          <table:table-cell office:value-type="string">
            <text:p>PGPP</text:p>
          </table:table-cell>
          <table:table-cell office:value-type="string">
            <text:p>PGSA</text:p>
          </table:table-cell>
          <table:table-cell office:value-type="string">
            <text:p>PPA</text:p>
          </table:table-cell>
          <table:table-cell office:value-type="string">
            <text:p>PPM2</text:p>
          </table:table-cell>
          <table:table-cell office:value-type="string">
            <text:p>PRPPS</text:p>
          </table:table-cell>
          <table:table-cell office:value-type="string">
            <text:p>PSSYN</text:p>
          </table:table-cell>
          <table:table-cell office:value-type="string">
            <text:p>PTAr</text:p>
          </table:table-cell>
          <table:table-cell office:value-type="string">
            <text:p>PUNP2</text:p>
          </table:table-cell>
          <table:table-cell office:value-type="string">
            <text:p>PUNP4</text:p>
          </table:table-cell>
          <table:table-cell office:value-type="string">
            <text:p>PYK2</text:p>
          </table:table-cell>
          <table:table-cell office:value-type="string">
            <text:p>PYK4</text:p>
          </table:table-cell>
          <table:table-cell office:value-type="string">
            <text:p>PYK5</text:p>
          </table:table-cell>
          <table:table-cell office:value-type="string">
            <text:p>PYK6</text:p>
          </table:table-cell>
          <table:table-cell office:value-type="string">
            <text:p>PYK7</text:p>
          </table:table-cell>
          <table:table-cell office:value-type="string">
            <text:p>PYK8</text:p>
          </table:table-cell>
          <table:table-cell office:value-type="string">
            <text:p>PdhC_transl</text:p>
          </table:table-cell>
          <table:table-cell office:value-type="string">
            <text:p>RBFK</text:p>
          </table:table-cell>
          <table:table-cell office:value-type="string">
            <text:p>RNAP</text:p>
          </table:table-cell>
          <table:table-cell office:value-type="string">
            <text:p>RPE</text:p>
          </table:table-cell>
          <table:table-cell office:value-type="string">
            <text:p>RPI</text:p>
          </table:table-cell>
          <table:table-cell office:value-type="string">
            <text:p>TALA</text:p>
          </table:table-cell>
          <table:table-cell office:value-type="string">
            <text:p>TKT1</text:p>
          </table:table-cell>
          <table:table-cell office:value-type="string">
            <text:p>TKT2</text:p>
          </table:table-cell>
          <table:table-cell office:value-type="string">
            <text:p>TMDK1</text:p>
          </table:table-cell>
          <table:table-cell office:value-type="string">
            <text:p>TMPK</text:p>
          </table:table-cell>
          <table:table-cell office:value-type="string">
            <text:p>TPI</text:p>
          </table:table-cell>
          <table:table-cell office:value-type="string">
            <text:p>TRDR</text:p>
          </table:table-cell>
          <table:table-cell office:value-type="string">
            <text:p>UDPG4E</text:p>
          </table:table-cell>
          <table:table-cell office:value-type="string">
            <text:p>UDPGALM</text:p>
          </table:table-cell>
          <table:table-cell office:value-type="string">
            <text:p>UMPK</text:p>
          </table:table-cell>
          <table:table-cell office:value-type="string">
            <text:p>UPPRT</text:p>
          </table:table-cell>
          <table:table-cell office:value-type="string">
            <text:p>dUTPase_transl</text:p>
          </table:table-cell>
          <table:table-cell office:value-type="string">
            <text:p>tRNAP</text:p>
          </table:table-cell>
          <table:table-cell office:value-type="string">
            <text:p>AATRS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5fthf</text:p>
          </table:table-cell>
          <table:table-cell office:value="-0.59437120434058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ac</text:p>
          </table:table-cell>
          <table:table-cell office:value="0" office:value-type="float"/>
          <table:table-cell office:value="0.9832155449670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co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-0.59431933359153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dad_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2527181950843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dcy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0361155064247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dgs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3896430573087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f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fo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glc__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52192785088663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gly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h2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h</text:p>
          </table:table-cell>
          <table:table-cell office:value="0" office:value-type="float"/>
          <table:table-cell office:value="0.0167844550329619" office:value-type="float"/>
          <table:table-cell office:value="0.0076914338441199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.011189636688641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89123485615586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lac__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8881036331135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lplys__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55041262467487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na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8981505685372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nh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o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pi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5552167041609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ribflv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1933392004059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thym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1730533530082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ur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9108765143844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trdox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trdr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A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22798691203215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0f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2880200691352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9861669084941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2dg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513051354306978" office:value-type="float"/>
          <table:table-cell office:value="-0.038947394179615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6100313954200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3d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8280912109954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818302530937066" office:value-type="float"/>
          <table:table-cell office:value="-0.3731301576943695" office:value-type="float"/>
          <table:table-cell office:value="0.38183025309370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ag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3851206121805274" office:value-type="float"/>
          <table:table-cell office:value="0.81443313884507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dr1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6108338694007196" office:value-type="float"/>
          <table:table-cell office:value="0.58392745150134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dr5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3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667415114841981" office:value-type="float"/>
          <table:table-cell office:value="0.2606637411187725" office:value-type="float"/>
          <table:table-cell office:value="-0.2667415114841981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5fthf</text:p>
          </table:table-cell>
          <table:table-cell office:value="0.59437120434058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3145857919949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5f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1110194242410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59119659186243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P_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9095617074915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614879387819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672839639251928" office:value-type="float"/>
          <table:table-cell office:value="0.960318864095598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3851818771471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5720391846981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dh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8592016388359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52773843068433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5230442837362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</text:p>
          </table:table-cell>
          <table:table-cell office:value="0" office:value-type="float"/>
          <table:table-cell office:value="-0.9832155449670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0502446939808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al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0770266910035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072330436632138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co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3226231440737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89353602240374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24549554365289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5309278555524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e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25978097571375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8916613059928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p</text:p>
          </table:table-cell>
          <table:table-cell office:value="0.3301424838514828" office:value-type="float"/>
          <table:table-cell office:value="0" office:value-type="float"/>
          <table:table-cell office:value="0.8092079151151589" office:value-type="float"/>
          <table:table-cell office:value="0.3301847016084911" office:value-type="float"/>
          <table:table-cell office:value="0.5491632739484225" office:value-type="float"/>
          <table:table-cell office:value="0.566792631234738" office:value-type="float"/>
          <table:table-cell office:value="0.53801891866607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6979795553322308" office:value-type="float"/>
          <table:table-cell office:value="0" office:value-type="float"/>
          <table:table-cell office:value="0.6594119361633617" office:value-type="float"/>
          <table:table-cell office:value="0" office:value-type="float"/>
          <table:table-cell office:value="0" office:value-type="float"/>
          <table:table-cell office:value="0.6873234254347088" office:value-type="float"/>
          <table:table-cell office:value="0.4726058504166621" office:value-type="float"/>
          <table:table-cell office:value="0.55564721915154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6283437496423775" office:value-type="float"/>
          <table:table-cell office:value="0.4793058814953238" office:value-type="float"/>
          <table:table-cell office:value="-0.7545044563471006" office:value-type="float"/>
          <table:table-cell office:value="0" office:value-type="float"/>
          <table:table-cell office:value="0" office:value-type="float"/>
          <table:table-cell office:value="0.038146312255492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236279107021084" office:value-type="float"/>
          <table:table-cell office:value="0.5126916058019992" office:value-type="float"/>
          <table:table-cell office:value="0.5145722690382294" office:value-type="float"/>
          <table:table-cell office:value="0.5247572624347908" office:value-type="float"/>
          <table:table-cell office:value="0.5096109128680079" office:value-type="float"/>
          <table:table-cell office:value="0.56227758640572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807731733576117" office:value-type="float"/>
          <table:table-cell office:value="0.5" office:value-type="float"/>
          <table:table-cell office:value="0.5506002684137826" office:value-type="float"/>
          <table:table-cell office:value="0.485581371378582" office:value-type="float"/>
          <table:table-cell office:value="0" office:value-type="float"/>
          <table:table-cell office:value="0" office:value-type="float"/>
          <table:table-cell office:value="0.5498927269912699" office:value-type="float"/>
          <table:table-cell office:value="0" office:value-type="float"/>
          <table:table-cell office:value="0" office:value-type="float"/>
          <table:table-cell office:value="0.34463958249476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907448874530803" office:value-type="float"/>
          <table:table-cell office:value="0.71261193698551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6360926887687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57197584979247" office:value-type="float"/>
          <table:table-cell office:value="0" office:value-type="float"/>
          <table:table-cell office:value="-0.61816974690629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82204083008451" office:value-type="float"/>
          <table:table-cell office:value="0.4822863400518442" office:value-type="float"/>
          <table:table-cell office:value="0.24509577913696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69076826514595" office:value-type="float"/>
          <table:table-cell office:value="0.51518976241161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139582848686741" office:value-type="float"/>
          <table:table-cell office:value="0" office:value-type="float"/>
          <table:table-cell office:value="0.03818312524374089" office:value-type="float"/>
          <table:table-cell office:value="0.2441819362724374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069117000747091" office:value-type="float"/>
          <table:table-cell office:value="0.6636568093511647" office:value-type="float"/>
          <table:table-cell office:value="0" office:value-type="float"/>
          <table:table-cell office:value="0" office:value-type="float"/>
          <table:table-cell office:value="0.78245113643898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9191022837546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7208023247981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377741042831975" office:value-type="float"/>
          <table:table-cell office:value="0" office:value-type="float"/>
        </table:table-row>
        <table:table-row>
          <table:table-cell office:value-type="string">
            <text:p>a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3271603607480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67123494367967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5010727300873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oAC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285755332334485" office:value-type="float"/>
          <table:table-cell office:value="0.0052820072813251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tp</text:p>
          </table:table-cell>
          <table:table-cell office:value="-0.3916072889611775" office:value-type="float"/>
          <table:table-cell office:value="0" office:value-type="float"/>
          <table:table-cell office:value="-0.9598634933234773" office:value-type="float"/>
          <table:table-cell office:value="-0.3916573666766389" office:value-type="float"/>
          <table:table-cell office:value="-0.6514046250549534" office:value-type="float"/>
          <table:table-cell office:value="-0.6723161561383862" office:value-type="float"/>
          <table:table-cell office:value="-0.63818545159861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827927042880481" office:value-type="float"/>
          <table:table-cell office:value="0" office:value-type="float"/>
          <table:table-cell office:value="-0.7821790083391453" office:value-type="float"/>
          <table:table-cell office:value="0" office:value-type="float"/>
          <table:table-cell office:value="0" office:value-type="float"/>
          <table:table-cell office:value="-0.8152869637797978" office:value-type="float"/>
          <table:table-cell office:value="-0.5605940007167289" office:value-type="float"/>
          <table:table-cell office:value="-0.659095729129608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453266524881608" office:value-type="float"/>
          <table:table-cell office:value="-0.5685414208005092" office:value-type="float"/>
          <table:table-cell office:value="0.8949755306019155" office:value-type="float"/>
          <table:table-cell office:value="0" office:value-type="float"/>
          <table:table-cell office:value="0" office:value-type="float"/>
          <table:table-cell office:value="-0.04524826295883996" office:value-type="float"/>
          <table:table-cell office:value="-0.59308829992529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5025091477807289" office:value-type="float"/>
          <table:table-cell office:value="-0.6081598245595858" office:value-type="float"/>
          <table:table-cell office:value="-0.6103735844651658" office:value-type="float"/>
          <table:table-cell office:value="-0.6224547853017995" office:value-type="float"/>
          <table:table-cell office:value="-0.6044885398725246" office:value-type="float"/>
          <table:table-cell office:value="-0.66696051561493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6888995480577643" office:value-type="float"/>
          <table:table-cell office:value="-0.5930882999252909" office:value-type="float"/>
          <table:table-cell office:value="-0.6531091542638784" office:value-type="float"/>
          <table:table-cell office:value="-0.5759852600526292" office:value-type="float"/>
          <table:table-cell office:value="0" office:value-type="float"/>
          <table:table-cell office:value="0" office:value-type="float"/>
          <table:table-cell office:value="-0.6522589122118475" office:value-type="float"/>
          <table:table-cell office:value="0" office:value-type="float"/>
          <table:table-cell office:value="0" office:value-type="float"/>
          <table:table-cell office:value="-0.40880340813756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5821101019931513" office:value-type="float"/>
          <table:table-cell office:value="-0.84528360442641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313048062305226" office:value-type="float"/>
          <table:table-cell office:value="-0.4254695577596382" office:value-type="float"/>
          <table:table-cell office:value="0" office:value-type="float"/>
          <table:table-cell office:value="-0.60088614883840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6609347367956387" office:value-type="float"/>
          <table:table-cell office:value="0" office:value-type="float"/>
          <table:table-cell office:value="0.73325848851580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68807375766876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4533615395691836" office:value-type="float"/>
          <table:table-cell office:value="-0.572076770997078" office:value-type="float"/>
          <table:table-cell office:value="-0.48218116340341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6750256151288417" office:value-type="float"/>
          <table:table-cell office:value="-0.61110604065523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6096452908105606" office:value-type="float"/>
          <table:table-cell office:value="0" office:value-type="float"/>
          <table:table-cell office:value="-0.04529192967051722" office:value-type="float"/>
          <table:table-cell office:value="-0.4391360080287371" office:value-type="float"/>
          <table:table-cell office:value="-0.02008106654786504" office:value-type="float"/>
          <table:table-cell office:value="-0.04536428219052881" office:value-type="float"/>
        </table:table-row>
        <table:table-row>
          <table:table-cell office:value-type="string">
            <text:p>c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8542773096177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0676031015130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dpda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482141051189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85183044575033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p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3840317643791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8962641553483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7985440254632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.59431933359153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71424466766551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12536026020465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4690721444475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7850391747934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156837900947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4624259162272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3504636626240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868409496207939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UTPase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5275875847702533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d_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2527181950843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3303948438506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2357912288187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9038908713199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1085875693231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955114601274753" office:value-type="float"/>
          <table:table-cell office:value="0.4363863166601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5468213311770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4839157273693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7524273756520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69823280702761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688643802438739" office:value-type="float"/>
          <table:table-cell office:value="0" office:value-type="float"/>
          <table:table-cell office:value="-0.37754521469820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442591049240534" office:value-type="float"/>
          <table:table-cell office:value="0.4178467800691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46438007739281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4177127745340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y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0361155064247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1110045194223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61816974690629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1869687345589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069117000747091" office:value-type="float"/>
          <table:table-cell office:value="0.4480913825636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s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3896430573087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4689084573612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3575509413761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50451263654244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3325848851580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5250141367915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ha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hlpl_Pdh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890980791469418" office:value-type="float"/>
          <table:table-cell office:value="0.98677376855926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na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5601292222248283" office:value-type="float"/>
          <table:table-cell office:value="0" office:value-type="float"/>
          <table:table-cell office:value="0.79106456632714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t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062476920537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84810237588388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t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295709200405237" office:value-type="float"/>
          <table:table-cell office:value="-0.38889395934476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t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5182017184963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4597380525822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u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7006500093771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4730604275945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4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341806349793497" office:value-type="float"/>
          <table:table-cell office:value="0" office:value-type="float"/>
          <table:table-cell office:value="0.46477160703395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6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3906526320436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5658193650206503" office:value-type="float"/>
          <table:table-cell office:value="0" office:value-type="float"/>
          <table:table-cell office:value="-0.60568517889814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4774108778815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4147838930285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mett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13054616572412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7107830127654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2160816832772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5706354824607267" office:value-type="float"/>
          <table:table-cell office:value="0" office:value-type="float"/>
          <table:table-cell office:value="0" office:value-type="float"/>
          <table:table-cell office:value="-0.002468624002132984" office:value-type="float"/>
        </table:table-row>
        <table:table-row>
          <table:table-cell office:value-type="string">
            <text:p>fm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1656764005353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.395516824682554e-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.965090088179919e-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047113786313256e-05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1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4917066896176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7922973308996442" office:value-type="float"/>
          <table:table-cell office:value="0" office:value-type="float"/>
          <table:table-cell office:value="0" office:value-type="float"/>
          <table:table-cell office:value="0.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8138486747917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683612699586994" office:value-type="float"/>
          <table:table-cell office:value="-0.3683612699586994" office:value-type="float"/>
          <table:table-cell office:value="-0.3943148211018548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6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7477963491003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lfur12dg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65297010678962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0925511254691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62686984230563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lyc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2876505632032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8569473813855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4816955424966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ly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1596823562083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5471639557358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178898980068488" office:value-type="float"/>
          <table:table-cell office:value="0" office:value-type="float"/>
          <table:table-cell office:value="0.67369360054163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73933625888122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8290948479993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2120893018474558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u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28186979448139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1607254849865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2o</text:p>
          </table:table-cell>
          <table:table-cell office:value="-0.01402150669823372" office:value-type="float"/>
          <table:table-cell office:value="0" office:value-type="float"/>
          <table:table-cell office:value="-0.0343679312934326" office:value-type="float"/>
          <table:table-cell office:value="-0.01402329973182264" office:value-type="float"/>
          <table:table-cell office:value="-0.0233235554366148" office:value-type="float"/>
          <table:table-cell office:value="-0.0240722932191379" office:value-type="float"/>
          <table:table-cell office:value="-0.02285024267051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-0.0002964394408539304" office:value-type="float"/>
          <table:table-cell office:value="0" office:value-type="float"/>
          <table:table-cell office:value="-0.02800593480713377" office:value-type="float"/>
          <table:table-cell office:value="0" office:value-type="float"/>
          <table:table-cell office:value="0" office:value-type="float"/>
          <table:table-cell office:value="-0.02919136580410879" office:value-type="float"/>
          <table:table-cell office:value="-0.0200720792426785" office:value-type="float"/>
          <table:table-cell office:value="-0.023598935569568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2668643547967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16488743838267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408338493245792" office:value-type="float"/>
          <table:table-cell office:value="0" office:value-type="float"/>
          <table:table-cell office:value="-0.01799234993869002" office:value-type="float"/>
          <table:table-cell office:value="-0.021775174502699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55740895075946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2062316358649921" office:value-type="float"/>
          <table:table-cell office:value="0" office:value-type="float"/>
          <table:table-cell office:value="0.098426129794165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4690220886408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2472437509489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647619412612073" office:value-type="float"/>
          <table:table-cell office:value="-0.026090157019504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2135782286419747" office:value-type="float"/>
          <table:table-cell office:value="0" office:value-type="float"/>
          <table:table-cell office:value="-0.093359618784020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1626435418341313" office:value-type="float"/>
          <table:table-cell office:value="0" office:value-type="float"/>
          <table:table-cell office:value="-0.010409481593479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1630059201474343" office:value-type="float"/>
          <table:table-cell office:value="-0.01037066970324208" office:value-type="float"/>
          <table:table-cell office:value="0" office:value-type="float"/>
          <table:table-cell office:value="-0.001629707418505597" office:value-type="float"/>
        </table:table-row>
        <table:table-row>
          <table:table-cell office:value-type="string">
            <text:p>h</text:p>
          </table:table-cell>
          <table:table-cell office:value="0.0007844921639563328" office:value-type="float"/>
          <table:table-cell office:value="-0.0167844550329619" office:value-type="float"/>
          <table:table-cell office:value="-0.005768575383089996" office:value-type="float"/>
          <table:table-cell office:value="0.0007845924827616148" office:value-type="float"/>
          <table:table-cell office:value="0.0013049344032286" office:value-type="float"/>
          <table:table-cell office:value="0.001346825687517" office:value-type="float"/>
          <table:table-cell office:value="0.0012784529298679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.658555074075788e-05" office:value-type="float"/>
          <table:table-cell office:value="-0.01118963668864127" office:value-type="float"/>
          <table:table-cell office:value="0.001566909810287076" office:value-type="float"/>
          <table:table-cell office:value="0" office:value-type="float"/>
          <table:table-cell office:value="0" office:value-type="float"/>
          <table:table-cell office:value="0.001633233733104514" office:value-type="float"/>
          <table:table-cell office:value="0.001123016892483845" office:value-type="float"/>
          <table:table-cell office:value="0.001320341702961822" office:value-type="float"/>
          <table:table-cell office:value="0.008912348561558679" office:value-type="float"/>
          <table:table-cell office:value="0" office:value-type="float"/>
          <table:table-cell office:value="0" office:value-type="float"/>
          <table:table-cell office:value="0.001493084870855741" office:value-type="float"/>
          <table:table-cell office:value="0.001138937660444864" office:value-type="float"/>
          <table:table-cell office:value="0" office:value-type="float"/>
          <table:table-cell office:value="0" office:value-type="float"/>
          <table:table-cell office:value="9.429122786842978e-05" office:value-type="float"/>
          <table:table-cell office:value="0.00012979812423498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201326877111944" office:value-type="float"/>
          <table:table-cell office:value="0.0024365391729395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1336096934140722" office:value-type="float"/>
          <table:table-cell office:value="0.0008697982374654641" office:value-type="float"/>
          <table:table-cell office:value="6.602920843482096e-05" office:value-type="float"/>
          <table:table-cell office:value="-0.000874478935999981" office:value-type="float"/>
          <table:table-cell office:value="0" office:value-type="float"/>
          <table:table-cell office:value="0.001380046573285188" office:value-type="float"/>
          <table:table-cell office:value="0" office:value-type="float"/>
          <table:table-cell office:value="0.001308349022530461" office:value-type="float"/>
          <table:table-cell office:value="0.0011538496238522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.989726997733473e-05" office:value-type="float"/>
          <table:table-cell office:value="0" office:value-type="float"/>
          <table:table-cell office:value="-0.001363486608075202" office:value-type="float"/>
          <table:table-cell office:value="0.001087972753366373" office:value-type="float"/>
          <table:table-cell office:value="0" office:value-type="float"/>
          <table:table-cell office:value="0" office:value-type="float"/>
          <table:table-cell office:value="0.001693324875929536" office:value-type="float"/>
          <table:table-cell office:value="0" office:value-type="float"/>
          <table:table-cell office:value="-0.001341259807124739" office:value-type="float"/>
          <table:table-cell office:value="0.001383309150585207" office:value-type="float"/>
          <table:table-cell office:value="0" office:value-type="float"/>
          <table:table-cell office:value="0.0008640167083256022" office:value-type="float"/>
          <table:table-cell office:value="0" office:value-type="float"/>
          <table:table-cell office:value="-0.001983589785136158" office:value-type="float"/>
          <table:table-cell office:value="-0.001203732638491214" office:value-type="float"/>
          <table:table-cell office:value="-0.001481322034096723" office:value-type="float"/>
          <table:table-cell office:value="0" office:value-type="float"/>
          <table:table-cell office:value="1.658845472106072e-05" office:value-type="float"/>
          <table:table-cell office:value="0" office:value-type="float"/>
          <table:table-cell office:value="0.0013240257179026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08782483117900961" office:value-type="float"/>
          <table:table-cell office:value="0.005223396525227933" office:value-type="float"/>
          <table:table-cell office:value="0" office:value-type="float"/>
          <table:table-cell office:value="0.001378392298435105" office:value-type="float"/>
          <table:table-cell office:value="0.0017659237256145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177715958000317" office:value-type="float"/>
          <table:table-cell office:value="-0.001780250610569738" office:value-type="float"/>
          <table:table-cell office:value="-0.001755369045635428" office:value-type="float"/>
          <table:table-cell office:value="-0.001707784041934148" office:value-type="float"/>
          <table:table-cell office:value="-0.001832020862578982" office:value-type="float"/>
          <table:table-cell office:value="-0.001783362701847582" office:value-type="float"/>
          <table:table-cell office:value="0.0001299714489993836" office:value-type="float"/>
          <table:table-cell office:value="0.001146019894622392" office:value-type="float"/>
          <table:table-cell office:value="0.00058240222799746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1352253444881302" office:value-type="float"/>
          <table:table-cell office:value="0" office:value-type="float"/>
          <table:table-cell office:value="0" office:value-type="float"/>
          <table:table-cell office:value="-8.220132681316661e-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01298845419788643" office:value-type="float"/>
          <table:table-cell office:value="0.0005802307335628638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c__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8881036331135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185249918367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glt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7365583400275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pl_Pdh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8889175621259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890649022374998" office:value-type="float"/>
          <table:table-cell office:value="-0.98674066961321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7737831828143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752756249051098" office:value-type="float"/>
          <table:table-cell office:value="0.48940765019367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l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753097791135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9010181506726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8981505685372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24029156328474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1501493339371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8147500816320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601488235148859" office:value-type="float"/>
          <table:table-cell office:value="0" office:value-type="float"/>
          <table:table-cell office:value="0" office:value-type="float"/>
          <table:table-cell office:value="0.9735238058738793" office:value-type="float"/>
          <table:table-cell office:value="0" office:value-type="float"/>
          <table:table-cell office:value="-0.010901920853058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h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7161029061470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8828162679703273" office:value-type="float"/>
          <table:table-cell office:value="0" office:value-type="float"/>
          <table:table-cell office:value="0" office:value-type="float"/>
          <table:table-cell office:value="-0.56869519376947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75005127907976" office:value-type="float"/>
          <table:table-cell office:value="0" office:value-type="float"/>
          <table:table-cell office:value="0.01091850930777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50989818493273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0380910259649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ph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105923498063254" office:value-type="float"/>
          <table:table-cell office:value="0.63552671441480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60463112167528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h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52693957240546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14401220015533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rn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6557024552346246" office:value-type="float"/>
          <table:table-cell office:value="-0.39791011852310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23513550057927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1481812285281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58344173096925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7390984298049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9586844676533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5916615067542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e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7807214911336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0157387020583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290953381253789" office:value-type="float"/>
          <table:table-cell office:value="-0.291459439238126" office:value-type="float"/>
          <table:table-cell office:value="-0.2873858740220467" office:value-type="float"/>
          <table:table-cell office:value="-0.2795953425021723" office:value-type="float"/>
          <table:table-cell office:value="-0.299935172109804" office:value-type="float"/>
          <table:table-cell office:value="-0.29196894524436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g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786421771358025" office:value-type="float"/>
          <table:table-cell office:value="0.71926734914188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862145410723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</text:p>
          </table:table-cell>
          <table:table-cell office:value="0.07470181964397206" office:value-type="float"/>
          <table:table-cell office:value="0" office:value-type="float"/>
          <table:table-cell office:value="0.1831006510407211" office:value-type="float"/>
          <table:table-cell office:value="0.07471137231720883" office:value-type="float"/>
          <table:table-cell office:value="0.1242599721399171" office:value-type="float"/>
          <table:table-cell office:value="0.1282489924352691" office:value-type="float"/>
          <table:table-cell office:value="0.12173832267318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157932848415425" office:value-type="float"/>
          <table:table-cell office:value="0" office:value-type="float"/>
          <table:table-cell office:value="0.1492060971726303" office:value-type="float"/>
          <table:table-cell office:value="0" office:value-type="float"/>
          <table:table-cell office:value="0" office:value-type="float"/>
          <table:table-cell office:value="0.3110433408321865" office:value-type="float"/>
          <table:table-cell office:value="0.1069372126502615" office:value-type="float"/>
          <table:table-cell office:value="0.12572710384467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421762534546073" office:value-type="float"/>
          <table:table-cell office:value="0.1084532384201298" office:value-type="float"/>
          <table:table-cell office:value="0" office:value-type="float"/>
          <table:table-cell office:value="0.00904382925084764" office:value-type="float"/>
          <table:table-cell office:value="0" office:value-type="float"/>
          <table:table-cell office:value="0.0086314215151853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855668611549296" office:value-type="float"/>
          <table:table-cell office:value="0.2175488635610108" office:value-type="float"/>
          <table:table-cell office:value="0" office:value-type="float"/>
          <table:table-cell office:value="0.09585490304743" office:value-type="float"/>
          <table:table-cell office:value="0.11600747478118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098732026366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798209922379849" office:value-type="float"/>
          <table:table-cell office:value="0" office:value-type="float"/>
          <table:table-cell office:value="-0.10360019912710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3899686045799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13785458927654" office:value-type="float"/>
          <table:table-cell office:value="0" office:value-type="float"/>
          <table:table-cell office:value="0.99477660347477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064639775962579" office:value-type="float"/>
          <table:table-cell office:value="-0.2764208771181211" office:value-type="float"/>
          <table:table-cell office:value="-0.2642449058623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8648187335057152" office:value-type="float"/>
          <table:table-cell office:value="0" office:value-type="float"/>
          <table:table-cell office:value="0.055458178162931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8639751243539684" office:value-type="float"/>
          <table:table-cell office:value="0.05525140160981305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pi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3634319064883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517858948810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4618765789105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3666440258893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2630639945836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479409481096473" office:value-type="float"/>
          <table:table-cell office:value="0.3442975447653754" office:value-type="float"/>
          <table:table-cell office:value="0.20893543367285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0664038121597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4655921209848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519317511945366" office:value-type="float"/>
          <table:table-cell office:value="0" office:value-type="float"/>
          <table:table-cell office:value="0.2469077317095472" office:value-type="float"/>
          <table:table-cell office:value="0.006982431457111167" office:value-type="float"/>
          <table:table-cell office:value="0" office:value-type="float"/>
        </table:table-row>
        <table:table-row>
          <table:table-cell office:value-type="string">
            <text:p>prp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4021902428624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181302055186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5772484693012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2654137522174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7452609336918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y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5220365089966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158424722225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534904409928435" office:value-type="float"/>
          <table:table-cell office:value="0.1537574083772716" office:value-type="float"/>
          <table:table-cell office:value="0.1516084272630644" office:value-type="float"/>
          <table:table-cell office:value="0.1474985863208443" office:value-type="float"/>
          <table:table-cell office:value="0.1582287225465908" office:value-type="float"/>
          <table:table-cell office:value="0.15402619474177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5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119262423312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.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bflv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1933392004059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279232290029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5p__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7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6316387300413007" office:value-type="float"/>
          <table:table-cell office:value="-0.63163873004130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8881801453475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ym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1730533530082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2497438487115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dox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3945468650565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dr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396190897403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46160094972913" office:value-type="float"/>
          <table:table-cell office:value="0.026278136788810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70279784235354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70726945916620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8604171513132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76333559741106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a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alfu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8694864569302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lt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61052605820384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9543623392083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3903547091894393" office:value-type="float"/>
          <table:table-cell office:value="0.64806824880546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r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9108765143844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225473906630810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47949850228058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64946584443015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84650955900715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8945350394076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1515630707997712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u5p__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1" office:value-type="float"/>
          <table:table-cell office:value="0" office:value-type="float"/>
          <table:table-cell office:value="0" office:value-type="float"/>
          <table:table-cell office:value="0.5" office:value-type="float"/>
          <table:table-cell office:value="0.53522839296604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2532534199191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2798691203215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006142568949166581" office:value-type="float"/>
          <table:table-cell office:value="0" office:value-type="float"/>
        </table:table-row>
        <table:table-row>
          <table:table-cell office:value-type="string">
            <text:p>t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4778650565551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4772008351816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9477608919851748" office:value-type="float"/>
          <table:table-cell office:value="0.4530786996746395" office:value-type="float"/>
          <table:table-cell office:value="-0.9737763645029683" office:value-type="float"/>
          <table:table-cell office:value="0" office:value-type="float"/>
        </table:table-row>
        <table:table-row>
          <table:table-cell office:value-type="string">
            <text:p>AAt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4004824608492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7119799308647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5087659379196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-0.9473716563034013" office:value-type="float"/>
          <table:table-cell office:value="0" office:value-type="float"/>
          <table:table-cell office:value="0.9792401581145691" office:value-type="float"/>
          <table:table-cell office:value="-0.9505373863888327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</table:table-row>
      </table:table>
      <table:table table:name="kca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5FTHFabc</text:p>
          </table:table-cell>
          <table:table-cell office:value-type="string">
            <text:p>ACt</text:p>
          </table:table-cell>
          <table:table-cell office:value-type="string">
            <text:p>ATPase</text:p>
          </table:table-cell>
          <table:table-cell office:value-type="string">
            <text:p>COAabc</text:p>
          </table:table-cell>
          <table:table-cell office:value-type="string">
            <text:p>DADNabc</text:p>
          </table:table-cell>
          <table:table-cell office:value-type="string">
            <text:p>DCYTabc</text:p>
          </table:table-cell>
          <table:table-cell office:value-type="string">
            <text:p>DGSNabc</text:p>
          </table:table-cell>
          <table:table-cell office:value-type="string">
            <text:p>FAt</text:p>
          </table:table-cell>
          <table:table-cell office:value-type="string">
            <text:p>FORt</text:p>
          </table:table-cell>
          <table:table-cell office:value-type="string">
            <text:p>GLCpts</text:p>
          </table:table-cell>
          <table:table-cell office:value-type="string">
            <text:p>GLYCt</text:p>
          </table:table-cell>
          <table:table-cell office:value-type="string">
            <text:p>H2Ot</text:p>
          </table:table-cell>
          <table:table-cell office:value-type="string">
            <text:p>Ht</text:p>
          </table:table-cell>
          <table:table-cell office:value-type="string">
            <text:p>LIPTA</text:p>
          </table:table-cell>
          <table:table-cell office:value-type="string">
            <text:p>L_LACt2r</text:p>
          </table:table-cell>
          <table:table-cell office:value-type="string">
            <text:p>NACabc</text:p>
          </table:table-cell>
          <table:table-cell office:value-type="string">
            <text:p>NH3t</text:p>
          </table:table-cell>
          <table:table-cell office:value-type="string">
            <text:p>O2t</text:p>
          </table:table-cell>
          <table:table-cell office:value-type="string">
            <text:p>PIabc</text:p>
          </table:table-cell>
          <table:table-cell office:value-type="string">
            <text:p>RIBFLVabc</text:p>
          </table:table-cell>
          <table:table-cell office:value-type="string">
            <text:p>THMDabc</text:p>
          </table:table-cell>
          <table:table-cell office:value-type="string">
            <text:p>URAt2</text:p>
          </table:table-cell>
          <table:table-cell office:value-type="string">
            <text:p>trdoxt</text:p>
          </table:table-cell>
          <table:table-cell office:value-type="string">
            <text:p>trdrdt</text:p>
          </table:table-cell>
          <table:table-cell office:value-type="string">
            <text:p>AAabc</text:p>
          </table:table-cell>
          <table:table-cell office:value-type="string">
            <text:p>5FTHFPGS</text:p>
          </table:table-cell>
          <table:table-cell office:value-type="string">
            <text:p>ACKr</text:p>
          </table:table-cell>
          <table:table-cell office:value-type="string">
            <text:p>ACPPAT</text:p>
          </table:table-cell>
          <table:table-cell office:value-type="string">
            <text:p>ACPS</text:p>
          </table:table-cell>
          <table:table-cell office:value-type="string">
            <text:p>ACP_transl</text:p>
          </table:table-cell>
          <table:table-cell office:value-type="string">
            <text:p>ADK1</text:p>
          </table:table-cell>
          <table:table-cell office:value-type="string">
            <text:p>ADPT</text:p>
          </table:table-cell>
          <table:table-cell office:value-type="string">
            <text:p>AGPAT</text:p>
          </table:table-cell>
          <table:table-cell office:value-type="string">
            <text:p>APG3PAT</text:p>
          </table:table-cell>
          <table:table-cell office:value-type="string">
            <text:p>BPNT</text:p>
          </table:table-cell>
          <table:table-cell office:value-type="string">
            <text:p>CLPNS</text:p>
          </table:table-cell>
          <table:table-cell office:value-type="string">
            <text:p>CTPS2</text:p>
          </table:table-cell>
          <table:table-cell office:value-type="string">
            <text:p>CTPSDUMP</text:p>
          </table:table-cell>
          <table:table-cell office:value-type="string">
            <text:p>CYTK1</text:p>
          </table:table-cell>
          <table:table-cell office:value-type="string">
            <text:p>CYTK2</text:p>
          </table:table-cell>
          <table:table-cell office:value-type="string">
            <text:p>DADK</text:p>
          </table:table-cell>
          <table:table-cell office:value-type="string">
            <text:p>DADNK</text:p>
          </table:table-cell>
          <table:table-cell office:value-type="string">
            <text:p>DAGGALT</text:p>
          </table:table-cell>
          <table:table-cell office:value-type="string">
            <text:p>DAGPST</text:p>
          </table:table-cell>
          <table:table-cell office:value-type="string">
            <text:p>DASYN</text:p>
          </table:table-cell>
          <table:table-cell office:value-type="string">
            <text:p>DCMPDA</text:p>
          </table:table-cell>
          <table:table-cell office:value-type="string">
            <text:p>DCYTK</text:p>
          </table:table-cell>
          <table:table-cell office:value-type="string">
            <text:p>DGK1</text:p>
          </table:table-cell>
          <table:table-cell office:value-type="string">
            <text:p>DGSNK</text:p>
          </table:table-cell>
          <table:table-cell office:value-type="string">
            <text:p>DNAP</text:p>
          </table:table-cell>
          <table:table-cell office:value-type="string">
            <text:p>DRPA</text:p>
          </table:table-cell>
          <table:table-cell office:value-type="string">
            <text:p>ENO</text:p>
          </table:table-cell>
          <table:table-cell office:value-type="string">
            <text:p>FAKr</text:p>
          </table:table-cell>
          <table:table-cell office:value-type="string">
            <text:p>FBA</text:p>
          </table:table-cell>
          <table:table-cell office:value-type="string">
            <text:p>FMETTRS</text:p>
          </table:table-cell>
          <table:table-cell office:value-type="string">
            <text:p>FTHFCL</text:p>
          </table:table-cell>
          <table:table-cell office:value-type="string">
            <text:p>GALU</text:p>
          </table:table-cell>
          <table:table-cell office:value-type="string">
            <text:p>GAPD</text:p>
          </table:table-cell>
          <table:table-cell office:value-type="string">
            <text:p>GHMT</text:p>
          </table:table-cell>
          <table:table-cell office:value-type="string">
            <text:p>GK1</text:p>
          </table:table-cell>
          <table:table-cell office:value-type="string">
            <text:p>GLYK</text:p>
          </table:table-cell>
          <table:table-cell office:value-type="string">
            <text:p>GUAPRT</text:p>
          </table:table-cell>
          <table:table-cell office:value-type="string">
            <text:p>LDH_L</text:p>
          </table:table-cell>
          <table:table-cell office:value-type="string">
            <text:p>MTHFC</text:p>
          </table:table-cell>
          <table:table-cell office:value-type="string">
            <text:p>MTHFD</text:p>
          </table:table-cell>
          <table:table-cell office:value-type="string">
            <text:p>NADHK</text:p>
          </table:table-cell>
          <table:table-cell office:value-type="string">
            <text:p>NADS</text:p>
          </table:table-cell>
          <table:table-cell office:value-type="string">
            <text:p>NCTPPRT</text:p>
          </table:table-cell>
          <table:table-cell office:value-type="string">
            <text:p>NNATr</text:p>
          </table:table-cell>
          <table:table-cell office:value-type="string">
            <text:p>NOX</text:p>
          </table:table-cell>
          <table:table-cell office:value-type="string">
            <text:p>PAPA</text:p>
          </table:table-cell>
          <table:table-cell office:value-type="string">
            <text:p>PDH_E3</text:p>
          </table:table-cell>
          <table:table-cell office:value-type="string">
            <text:p>PDH_acald</text:p>
          </table:table-cell>
          <table:table-cell office:value-type="string">
            <text:p>PFK</text:p>
          </table:table-cell>
          <table:table-cell office:value-type="string">
            <text:p>PGI</text:p>
          </table:table-cell>
          <table:table-cell office:value-type="string">
            <text:p>PGK</text:p>
          </table:table-cell>
          <table:table-cell office:value-type="string">
            <text:p>PGK3</text:p>
          </table:table-cell>
          <table:table-cell office:value-type="string">
            <text:p>PGK4</text:p>
          </table:table-cell>
          <table:table-cell office:value-type="string">
            <text:p>PGM</text:p>
          </table:table-cell>
          <table:table-cell office:value-type="string">
            <text:p>PGMT</text:p>
          </table:table-cell>
          <table:table-cell office:value-type="string">
            <text:p>PGPP</text:p>
          </table:table-cell>
          <table:table-cell office:value-type="string">
            <text:p>PGSA</text:p>
          </table:table-cell>
          <table:table-cell office:value-type="string">
            <text:p>PPA</text:p>
          </table:table-cell>
          <table:table-cell office:value-type="string">
            <text:p>PPM2</text:p>
          </table:table-cell>
          <table:table-cell office:value-type="string">
            <text:p>PRPPS</text:p>
          </table:table-cell>
          <table:table-cell office:value-type="string">
            <text:p>PSSYN</text:p>
          </table:table-cell>
          <table:table-cell office:value-type="string">
            <text:p>PTAr</text:p>
          </table:table-cell>
          <table:table-cell office:value-type="string">
            <text:p>PUNP2</text:p>
          </table:table-cell>
          <table:table-cell office:value-type="string">
            <text:p>PUNP4</text:p>
          </table:table-cell>
          <table:table-cell office:value-type="string">
            <text:p>PYK2</text:p>
          </table:table-cell>
          <table:table-cell office:value-type="string">
            <text:p>PYK4</text:p>
          </table:table-cell>
          <table:table-cell office:value-type="string">
            <text:p>PYK5</text:p>
          </table:table-cell>
          <table:table-cell office:value-type="string">
            <text:p>PYK6</text:p>
          </table:table-cell>
          <table:table-cell office:value-type="string">
            <text:p>PYK7</text:p>
          </table:table-cell>
          <table:table-cell office:value-type="string">
            <text:p>PYK8</text:p>
          </table:table-cell>
          <table:table-cell office:value-type="string">
            <text:p>PdhC_transl</text:p>
          </table:table-cell>
          <table:table-cell office:value-type="string">
            <text:p>RBFK</text:p>
          </table:table-cell>
          <table:table-cell office:value-type="string">
            <text:p>RNAP</text:p>
          </table:table-cell>
          <table:table-cell office:value-type="string">
            <text:p>RPE</text:p>
          </table:table-cell>
          <table:table-cell office:value-type="string">
            <text:p>RPI</text:p>
          </table:table-cell>
          <table:table-cell office:value-type="string">
            <text:p>TALA</text:p>
          </table:table-cell>
          <table:table-cell office:value-type="string">
            <text:p>TKT1</text:p>
          </table:table-cell>
          <table:table-cell office:value-type="string">
            <text:p>TKT2</text:p>
          </table:table-cell>
          <table:table-cell office:value-type="string">
            <text:p>TMDK1</text:p>
          </table:table-cell>
          <table:table-cell office:value-type="string">
            <text:p>TMPK</text:p>
          </table:table-cell>
          <table:table-cell office:value-type="string">
            <text:p>TPI</text:p>
          </table:table-cell>
          <table:table-cell office:value-type="string">
            <text:p>TRDR</text:p>
          </table:table-cell>
          <table:table-cell office:value-type="string">
            <text:p>UDPG4E</text:p>
          </table:table-cell>
          <table:table-cell office:value-type="string">
            <text:p>UDPGALM</text:p>
          </table:table-cell>
          <table:table-cell office:value-type="string">
            <text:p>UMPK</text:p>
          </table:table-cell>
          <table:table-cell office:value-type="string">
            <text:p>UPPRT</text:p>
          </table:table-cell>
          <table:table-cell office:value-type="string">
            <text:p>dUTPase_transl</text:p>
          </table:table-cell>
          <table:table-cell office:value-type="string">
            <text:p>tRNAP</text:p>
          </table:table-cell>
          <table:table-cell office:value-type="string">
            <text:p>AATRS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kcat_f</text:p>
          </table:table-cell>
          <table:table-cell office:value="2241.280107325128" office:value-type="float"/>
          <table:table-cell office:value="600520540000" office:value-type="float"/>
          <table:table-cell office:value="1.11" office:value-type="float"/>
          <table:table-cell office:value="2048.865905531248" office:value-type="float"/>
          <table:table-cell office:value="1101.382085037606" office:value-type="float"/>
          <table:table-cell office:value="1067.125008964517" office:value-type="float"/>
          <table:table-cell office:value="1124.195768407145" office:value-type="float"/>
          <table:table-cell office:value="2682460000000" office:value-type="float"/>
          <table:table-cell office:value="450174910000" office:value-type="float"/>
          <table:table-cell office:value="724.4024552738929" office:value-type="float"/>
          <table:table-cell office:value="920939630000" office:value-type="float"/>
          <table:table-cell office:value="180152870000" office:value-type="float"/>
          <table:table-cell office:value="10079410000" office:value-type="float"/>
          <table:table-cell office:value="296066.2680192117" office:value-type="float"/>
          <table:table-cell office:value="900780810000.0001" office:value-type="float"/>
          <table:table-cell office:value="1098.19952126236" office:value-type="float"/>
          <table:table-cell office:value="170305260000" office:value-type="float"/>
          <table:table-cell office:value="319988100000" office:value-type="float"/>
          <table:table-cell office:value="1456.756093599325" office:value-type="float"/>
          <table:table-cell office:value="1554.784868996919" office:value-type="float"/>
          <table:table-cell office:value="1088.529863626354" office:value-type="float"/>
          <table:table-cell office:value="1130948810000" office:value-type="float"/>
          <table:table-cell office:value="115194600000000" office:value-type="float"/>
          <table:table-cell office:value="115214760000000" office:value-type="float"/>
          <table:table-cell office:value="531.390102572339" office:value-type="float"/>
          <table:table-cell office:value="818.4521453100019" office:value-type="float"/>
          <table:table-cell office:value="7371.794814680978" office:value-type="float"/>
          <table:table-cell office:value="2659.578333536856" office:value-type="float"/>
          <table:table-cell office:value="22886.37597727926" office:value-type="float"/>
          <table:table-cell office:value="1416703.656625121" office:value-type="float"/>
          <table:table-cell office:value="3488.333122649907" office:value-type="float"/>
          <table:table-cell office:value="698.8398977138954" office:value-type="float"/>
          <table:table-cell office:value="5163.95219012432" office:value-type="float"/>
          <table:table-cell office:value="195.6990448178262" office:value-type="float"/>
          <table:table-cell office:value="769.2156088822608" office:value-type="float"/>
          <table:table-cell office:value="957.0950599626698" office:value-type="float"/>
          <table:table-cell office:value="64.05534205621777" office:value-type="float"/>
          <table:table-cell office:value="156.0370999426224" office:value-type="float"/>
          <table:table-cell office:value="1557.338198052854" office:value-type="float"/>
          <table:table-cell office:value="1527.11188124156" office:value-type="float"/>
          <table:table-cell office:value="3422.545548542251" office:value-type="float"/>
          <table:table-cell office:value="358.1642809617232" office:value-type="float"/>
          <table:table-cell office:value="1185.966912951285" office:value-type="float"/>
          <table:table-cell office:value="128899.9114458632" office:value-type="float"/>
          <table:table-cell office:value="273.2268293129583" office:value-type="float"/>
          <table:table-cell office:value="792.6756580962452" office:value-type="float"/>
          <table:table-cell office:value="346.7580058349114" office:value-type="float"/>
          <table:table-cell office:value="1097.946090009969" office:value-type="float"/>
          <table:table-cell office:value="365.7603510003258" office:value-type="float"/>
          <table:table-cell office:value="51554.77118445989" office:value-type="float"/>
          <table:table-cell office:value="393.1086353540618" office:value-type="float"/>
          <table:table-cell office:value="412.9309021213541" office:value-type="float"/>
          <table:table-cell office:value="115.6715915813304" office:value-type="float"/>
          <table:table-cell office:value="176.0251802835981" office:value-type="float"/>
          <table:table-cell office:value="25473.10689966491" office:value-type="float"/>
          <table:table-cell office:value="1311.654670577113" office:value-type="float"/>
          <table:table-cell office:value="1422.064202265222" office:value-type="float"/>
          <table:table-cell office:value="1129.238184283685" office:value-type="float"/>
          <table:table-cell office:value="249.7410569561451" office:value-type="float"/>
          <table:table-cell office:value="559.3263007324464" office:value-type="float"/>
          <table:table-cell office:value="6643.164695331525" office:value-type="float"/>
          <table:table-cell office:value="344.9214416262175" office:value-type="float"/>
          <table:table-cell office:value="5694.847025790114" office:value-type="float"/>
          <table:table-cell office:value="630.6561292674261" office:value-type="float"/>
          <table:table-cell office:value="1943.731458745438" office:value-type="float"/>
          <table:table-cell office:value="1198.614051238046" office:value-type="float"/>
          <table:table-cell office:value="147.3279367653949" office:value-type="float"/>
          <table:table-cell office:value="358.5968989664512" office:value-type="float"/>
          <table:table-cell office:value="395.3199965217687" office:value-type="float"/>
          <table:table-cell office:value="586.2434752351911" office:value-type="float"/>
          <table:table-cell office:value="297.4644628386637" office:value-type="float"/>
          <table:table-cell office:value="77417.22691816771" office:value-type="float"/>
          <table:table-cell office:value="58340.70703360077" office:value-type="float"/>
          <table:table-cell office:value="183.8207047012883" office:value-type="float"/>
          <table:table-cell office:value="1249.192894507128" office:value-type="float"/>
          <table:table-cell office:value="6657.172475270305" office:value-type="float"/>
          <table:table-cell office:value="6812.394545720405" office:value-type="float"/>
          <table:table-cell office:value="6657.172475270303" office:value-type="float"/>
          <table:table-cell office:value="643.8469200032497" office:value-type="float"/>
          <table:table-cell office:value="1139.258957300741" office:value-type="float"/>
          <table:table-cell office:value="1203.935498762564" office:value-type="float"/>
          <table:table-cell office:value="1389.686133239088" office:value-type="float"/>
          <table:table-cell office:value="761.7149624967019" office:value-type="float"/>
          <table:table-cell office:value="24.9073437255197" office:value-type="float"/>
          <table:table-cell office:value="48.15650551435668" office:value-type="float"/>
          <table:table-cell office:value="25571.95678999579" office:value-type="float"/>
          <table:table-cell office:value="6711.382560135813" office:value-type="float"/>
          <table:table-cell office:value="3766.941180978104" office:value-type="float"/>
          <table:table-cell office:value="1171.966003660353" office:value-type="float"/>
          <table:table-cell office:value="111.567141852125" office:value-type="float"/>
          <table:table-cell office:value="111.373428987407" office:value-type="float"/>
          <table:table-cell office:value="112.9520971382424" office:value-type="float"/>
          <table:table-cell office:value="116.099348680834" office:value-type="float"/>
          <table:table-cell office:value="108.2261774448154" office:value-type="float"/>
          <table:table-cell office:value="111.1790746496292" office:value-type="float"/>
          <table:table-cell office:value="7269889.682727312" office:value-type="float"/>
          <table:table-cell office:value="594.3629059116088" office:value-type="float"/>
          <table:table-cell office:value="30567.38861395597" office:value-type="float"/>
          <table:table-cell office:value="844.8447421251823" office:value-type="float"/>
          <table:table-cell office:value="12618.96482014857" office:value-type="float"/>
          <table:table-cell office:value="196.5199208554197" office:value-type="float"/>
          <table:table-cell office:value="247.8538243914975" office:value-type="float"/>
          <table:table-cell office:value="338.7932166729774" office:value-type="float"/>
          <table:table-cell office:value="595.1253222621863" office:value-type="float"/>
          <table:table-cell office:value="782.3462260183481" office:value-type="float"/>
          <table:table-cell office:value="40.11715697784003" office:value-type="float"/>
          <table:table-cell office:value="4599.554870883999" office:value-type="float"/>
          <table:table-cell office:value="1653.010784151494" office:value-type="float"/>
          <table:table-cell office:value="320.8082706307076" office:value-type="float"/>
          <table:table-cell office:value="572.527749383562" office:value-type="float"/>
          <table:table-cell office:value="1438.974968148177" office:value-type="float"/>
          <table:table-cell office:value="4459168.703778893" office:value-type="float"/>
          <table:table-cell office:value="23198.42360662752" office:value-type="float"/>
          <table:table-cell office:value="17934.10508607218" office:value-type="float"/>
          <table:table-cell office:value="16" office:value-type="float"/>
        </table:table-row>
        <table:table-row>
          <table:table-cell office:value-type="string">
            <text:p>kcat_b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</table:table>
      <table:table table:name="K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5FTHFabc</text:p>
          </table:table-cell>
          <table:table-cell office:value-type="string">
            <text:p>ACt</text:p>
          </table:table-cell>
          <table:table-cell office:value-type="string">
            <text:p>ATPase</text:p>
          </table:table-cell>
          <table:table-cell office:value-type="string">
            <text:p>COAabc</text:p>
          </table:table-cell>
          <table:table-cell office:value-type="string">
            <text:p>DADNabc</text:p>
          </table:table-cell>
          <table:table-cell office:value-type="string">
            <text:p>DCYTabc</text:p>
          </table:table-cell>
          <table:table-cell office:value-type="string">
            <text:p>DGSNabc</text:p>
          </table:table-cell>
          <table:table-cell office:value-type="string">
            <text:p>FAt</text:p>
          </table:table-cell>
          <table:table-cell office:value-type="string">
            <text:p>FORt</text:p>
          </table:table-cell>
          <table:table-cell office:value-type="string">
            <text:p>GLCpts</text:p>
          </table:table-cell>
          <table:table-cell office:value-type="string">
            <text:p>GLYCt</text:p>
          </table:table-cell>
          <table:table-cell office:value-type="string">
            <text:p>H2Ot</text:p>
          </table:table-cell>
          <table:table-cell office:value-type="string">
            <text:p>Ht</text:p>
          </table:table-cell>
          <table:table-cell office:value-type="string">
            <text:p>LIPTA</text:p>
          </table:table-cell>
          <table:table-cell office:value-type="string">
            <text:p>L_LACt2r</text:p>
          </table:table-cell>
          <table:table-cell office:value-type="string">
            <text:p>NACabc</text:p>
          </table:table-cell>
          <table:table-cell office:value-type="string">
            <text:p>NH3t</text:p>
          </table:table-cell>
          <table:table-cell office:value-type="string">
            <text:p>O2t</text:p>
          </table:table-cell>
          <table:table-cell office:value-type="string">
            <text:p>PIabc</text:p>
          </table:table-cell>
          <table:table-cell office:value-type="string">
            <text:p>RIBFLVabc</text:p>
          </table:table-cell>
          <table:table-cell office:value-type="string">
            <text:p>THMDabc</text:p>
          </table:table-cell>
          <table:table-cell office:value-type="string">
            <text:p>URAt2</text:p>
          </table:table-cell>
          <table:table-cell office:value-type="string">
            <text:p>trdoxt</text:p>
          </table:table-cell>
          <table:table-cell office:value-type="string">
            <text:p>trdrdt</text:p>
          </table:table-cell>
          <table:table-cell office:value-type="string">
            <text:p>AAabc</text:p>
          </table:table-cell>
          <table:table-cell office:value-type="string">
            <text:p>5FTHFPGS</text:p>
          </table:table-cell>
          <table:table-cell office:value-type="string">
            <text:p>ACKr</text:p>
          </table:table-cell>
          <table:table-cell office:value-type="string">
            <text:p>ACPPAT</text:p>
          </table:table-cell>
          <table:table-cell office:value-type="string">
            <text:p>ACPS</text:p>
          </table:table-cell>
          <table:table-cell office:value-type="string">
            <text:p>ACP_transl</text:p>
          </table:table-cell>
          <table:table-cell office:value-type="string">
            <text:p>ADK1</text:p>
          </table:table-cell>
          <table:table-cell office:value-type="string">
            <text:p>ADPT</text:p>
          </table:table-cell>
          <table:table-cell office:value-type="string">
            <text:p>AGPAT</text:p>
          </table:table-cell>
          <table:table-cell office:value-type="string">
            <text:p>APG3PAT</text:p>
          </table:table-cell>
          <table:table-cell office:value-type="string">
            <text:p>BPNT</text:p>
          </table:table-cell>
          <table:table-cell office:value-type="string">
            <text:p>CLPNS</text:p>
          </table:table-cell>
          <table:table-cell office:value-type="string">
            <text:p>CTPS2</text:p>
          </table:table-cell>
          <table:table-cell office:value-type="string">
            <text:p>CTPSDUMP</text:p>
          </table:table-cell>
          <table:table-cell office:value-type="string">
            <text:p>CYTK1</text:p>
          </table:table-cell>
          <table:table-cell office:value-type="string">
            <text:p>CYTK2</text:p>
          </table:table-cell>
          <table:table-cell office:value-type="string">
            <text:p>DADK</text:p>
          </table:table-cell>
          <table:table-cell office:value-type="string">
            <text:p>DADNK</text:p>
          </table:table-cell>
          <table:table-cell office:value-type="string">
            <text:p>DAGGALT</text:p>
          </table:table-cell>
          <table:table-cell office:value-type="string">
            <text:p>DAGPST</text:p>
          </table:table-cell>
          <table:table-cell office:value-type="string">
            <text:p>DASYN</text:p>
          </table:table-cell>
          <table:table-cell office:value-type="string">
            <text:p>DCMPDA</text:p>
          </table:table-cell>
          <table:table-cell office:value-type="string">
            <text:p>DCYTK</text:p>
          </table:table-cell>
          <table:table-cell office:value-type="string">
            <text:p>DGK1</text:p>
          </table:table-cell>
          <table:table-cell office:value-type="string">
            <text:p>DGSNK</text:p>
          </table:table-cell>
          <table:table-cell office:value-type="string">
            <text:p>DNAP</text:p>
          </table:table-cell>
          <table:table-cell office:value-type="string">
            <text:p>DRPA</text:p>
          </table:table-cell>
          <table:table-cell office:value-type="string">
            <text:p>ENO</text:p>
          </table:table-cell>
          <table:table-cell office:value-type="string">
            <text:p>FAKr</text:p>
          </table:table-cell>
          <table:table-cell office:value-type="string">
            <text:p>FBA</text:p>
          </table:table-cell>
          <table:table-cell office:value-type="string">
            <text:p>FMETTRS</text:p>
          </table:table-cell>
          <table:table-cell office:value-type="string">
            <text:p>FTHFCL</text:p>
          </table:table-cell>
          <table:table-cell office:value-type="string">
            <text:p>GALU</text:p>
          </table:table-cell>
          <table:table-cell office:value-type="string">
            <text:p>GAPD</text:p>
          </table:table-cell>
          <table:table-cell office:value-type="string">
            <text:p>GHMT</text:p>
          </table:table-cell>
          <table:table-cell office:value-type="string">
            <text:p>GK1</text:p>
          </table:table-cell>
          <table:table-cell office:value-type="string">
            <text:p>GLYK</text:p>
          </table:table-cell>
          <table:table-cell office:value-type="string">
            <text:p>GUAPRT</text:p>
          </table:table-cell>
          <table:table-cell office:value-type="string">
            <text:p>LDH_L</text:p>
          </table:table-cell>
          <table:table-cell office:value-type="string">
            <text:p>MTHFC</text:p>
          </table:table-cell>
          <table:table-cell office:value-type="string">
            <text:p>MTHFD</text:p>
          </table:table-cell>
          <table:table-cell office:value-type="string">
            <text:p>NADHK</text:p>
          </table:table-cell>
          <table:table-cell office:value-type="string">
            <text:p>NADS</text:p>
          </table:table-cell>
          <table:table-cell office:value-type="string">
            <text:p>NCTPPRT</text:p>
          </table:table-cell>
          <table:table-cell office:value-type="string">
            <text:p>NNATr</text:p>
          </table:table-cell>
          <table:table-cell office:value-type="string">
            <text:p>NOX</text:p>
          </table:table-cell>
          <table:table-cell office:value-type="string">
            <text:p>PAPA</text:p>
          </table:table-cell>
          <table:table-cell office:value-type="string">
            <text:p>PDH_E3</text:p>
          </table:table-cell>
          <table:table-cell office:value-type="string">
            <text:p>PDH_acald</text:p>
          </table:table-cell>
          <table:table-cell office:value-type="string">
            <text:p>PFK</text:p>
          </table:table-cell>
          <table:table-cell office:value-type="string">
            <text:p>PGI</text:p>
          </table:table-cell>
          <table:table-cell office:value-type="string">
            <text:p>PGK</text:p>
          </table:table-cell>
          <table:table-cell office:value-type="string">
            <text:p>PGK3</text:p>
          </table:table-cell>
          <table:table-cell office:value-type="string">
            <text:p>PGK4</text:p>
          </table:table-cell>
          <table:table-cell office:value-type="string">
            <text:p>PGM</text:p>
          </table:table-cell>
          <table:table-cell office:value-type="string">
            <text:p>PGMT</text:p>
          </table:table-cell>
          <table:table-cell office:value-type="string">
            <text:p>PGPP</text:p>
          </table:table-cell>
          <table:table-cell office:value-type="string">
            <text:p>PGSA</text:p>
          </table:table-cell>
          <table:table-cell office:value-type="string">
            <text:p>PPA</text:p>
          </table:table-cell>
          <table:table-cell office:value-type="string">
            <text:p>PPM2</text:p>
          </table:table-cell>
          <table:table-cell office:value-type="string">
            <text:p>PRPPS</text:p>
          </table:table-cell>
          <table:table-cell office:value-type="string">
            <text:p>PSSYN</text:p>
          </table:table-cell>
          <table:table-cell office:value-type="string">
            <text:p>PTAr</text:p>
          </table:table-cell>
          <table:table-cell office:value-type="string">
            <text:p>PUNP2</text:p>
          </table:table-cell>
          <table:table-cell office:value-type="string">
            <text:p>PUNP4</text:p>
          </table:table-cell>
          <table:table-cell office:value-type="string">
            <text:p>PYK2</text:p>
          </table:table-cell>
          <table:table-cell office:value-type="string">
            <text:p>PYK4</text:p>
          </table:table-cell>
          <table:table-cell office:value-type="string">
            <text:p>PYK5</text:p>
          </table:table-cell>
          <table:table-cell office:value-type="string">
            <text:p>PYK6</text:p>
          </table:table-cell>
          <table:table-cell office:value-type="string">
            <text:p>PYK7</text:p>
          </table:table-cell>
          <table:table-cell office:value-type="string">
            <text:p>PYK8</text:p>
          </table:table-cell>
          <table:table-cell office:value-type="string">
            <text:p>PdhC_transl</text:p>
          </table:table-cell>
          <table:table-cell office:value-type="string">
            <text:p>RBFK</text:p>
          </table:table-cell>
          <table:table-cell office:value-type="string">
            <text:p>RNAP</text:p>
          </table:table-cell>
          <table:table-cell office:value-type="string">
            <text:p>RPE</text:p>
          </table:table-cell>
          <table:table-cell office:value-type="string">
            <text:p>RPI</text:p>
          </table:table-cell>
          <table:table-cell office:value-type="string">
            <text:p>TALA</text:p>
          </table:table-cell>
          <table:table-cell office:value-type="string">
            <text:p>TKT1</text:p>
          </table:table-cell>
          <table:table-cell office:value-type="string">
            <text:p>TKT2</text:p>
          </table:table-cell>
          <table:table-cell office:value-type="string">
            <text:p>TMDK1</text:p>
          </table:table-cell>
          <table:table-cell office:value-type="string">
            <text:p>TMPK</text:p>
          </table:table-cell>
          <table:table-cell office:value-type="string">
            <text:p>TPI</text:p>
          </table:table-cell>
          <table:table-cell office:value-type="string">
            <text:p>TRDR</text:p>
          </table:table-cell>
          <table:table-cell office:value-type="string">
            <text:p>UDPG4E</text:p>
          </table:table-cell>
          <table:table-cell office:value-type="string">
            <text:p>UDPGALM</text:p>
          </table:table-cell>
          <table:table-cell office:value-type="string">
            <text:p>UMPK</text:p>
          </table:table-cell>
          <table:table-cell office:value-type="string">
            <text:p>UPPRT</text:p>
          </table:table-cell>
          <table:table-cell office:value-type="string">
            <text:p>dUTPase_transl</text:p>
          </table:table-cell>
          <table:table-cell office:value-type="string">
            <text:p>tRNAP</text:p>
          </table:table-cell>
          <table:table-cell office:value-type="string">
            <text:p>AATRS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5fthf</text:p>
          </table:table-cell>
          <table:table-cell office:value="0.099276764469999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a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co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.099255408069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dad_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2661507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dcy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9538290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dgs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4741429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f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.68246e-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fo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glc__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3420301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gly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9.2093963e-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h2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8015287e-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h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007941e-1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007941e-1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lac__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lplys__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43484746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na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5873223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nh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o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.199881e-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pi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247731198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ribflv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48927403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thym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1489770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ur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1208694e-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trdox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151946e-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trdr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A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000800950849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0f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7186414822293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2dg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1073903662445" office:value-type="float"/>
          <table:table-cell office:value="0.255365743363000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3d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881444396148064" office:value-type="float"/>
          <table:table-cell office:value="0.038814443961480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ag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53837033715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dr1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757231957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dr5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757231957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7888540186804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3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309523846427055" office:value-type="float"/>
          <table:table-cell office:value="0.082305039827816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5fthf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6372522388193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5f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0656482192440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P_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4.871225838133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361527712648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dh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789154188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</text:p>
          </table:table-cell>
          <table:table-cell office:value="0" office:value-type="float"/>
          <table:table-cell office:value="5.9044113e-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al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5726844369999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co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8610778628771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3457003457396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e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3145167300878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0424572455760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9252665111047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850704903657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8445119295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456904223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oAC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290400161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tp</text:p>
          </table:table-cell>
          <table:table-cell office:value="0.06540946853921999" office:value-type="float"/>
          <table:table-cell office:value="0" office:value-type="float"/>
          <table:table-cell office:value="0.06540946853921999" office:value-type="float"/>
          <table:table-cell office:value="0.06540946853921999" office:value-type="float"/>
          <table:table-cell office:value="0.06540946853921999" office:value-type="float"/>
          <table:table-cell office:value="0.06540946853921999" office:value-type="float"/>
          <table:table-cell office:value="0.06540946853921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540946853921999" office:value-type="float"/>
          <table:table-cell office:value="0" office:value-type="float"/>
          <table:table-cell office:value="0.06540946853921999" office:value-type="float"/>
          <table:table-cell office:value="0" office:value-type="float"/>
          <table:table-cell office:value="0" office:value-type="float"/>
          <table:table-cell office:value="0.06540946853921999" office:value-type="float"/>
          <table:table-cell office:value="0.06540946853921999" office:value-type="float"/>
          <table:table-cell office:value="0.06540946853921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540946853921999" office:value-type="float"/>
          <table:table-cell office:value="0.059376315515558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9080049339909291" office:value-type="float"/>
          <table:table-cell office:value="0.042673999673672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8262355007555584" office:value-type="float"/>
          <table:table-cell office:value="0.06540946853921999" office:value-type="float"/>
          <table:table-cell office:value="0.09162128159930852" office:value-type="float"/>
          <table:table-cell office:value="0.09162128159930852" office:value-type="float"/>
          <table:table-cell office:value="0.04267399967367232" office:value-type="float"/>
          <table:table-cell office:value="0.080668214517537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8066821451753713" office:value-type="float"/>
          <table:table-cell office:value="0.0814415607270715" office:value-type="float"/>
          <table:table-cell office:value="0.08066821451753713" office:value-type="float"/>
          <table:table-cell office:value="0.06540946853921999" office:value-type="float"/>
          <table:table-cell office:value="0" office:value-type="float"/>
          <table:table-cell office:value="0" office:value-type="float"/>
          <table:table-cell office:value="0.09576246071397572" office:value-type="float"/>
          <table:table-cell office:value="0" office:value-type="float"/>
          <table:table-cell office:value="0" office:value-type="float"/>
          <table:table-cell office:value="0.034913984353000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814415607270715" office:value-type="float"/>
          <table:table-cell office:value="0.056974149764556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391395408299698" office:value-type="float"/>
          <table:table-cell office:value="0.1221073719795464" office:value-type="float"/>
          <table:table-cell office:value="0" office:value-type="float"/>
          <table:table-cell office:value="0.052730200299220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879655715601394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4226790856169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4601153591927731" office:value-type="float"/>
          <table:table-cell office:value="0.05390415736496811" office:value-type="float"/>
          <table:table-cell office:value="0.06540946853921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955589307532562" office:value-type="float"/>
          <table:table-cell office:value="0.084146373070105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258208215237393" office:value-type="float"/>
          <table:table-cell office:value="0" office:value-type="float"/>
          <table:table-cell office:value="0.05668273850662046" office:value-type="float"/>
          <table:table-cell office:value="0.06540946853921999" office:value-type="float"/>
          <table:table-cell office:value="0.06540946853921999" office:value-type="float"/>
          <table:table-cell office:value="0.09080049339909291" office:value-type="float"/>
        </table:table-row>
        <table:table-row>
          <table:table-cell office:value-type="string">
            <text:p>c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0935024140039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dpda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45258470836993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p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0698463518674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7832951178194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99255408069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9315280339777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228625220921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228625220921999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UTPase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d_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76691977523265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83086537848174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6270584777209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5358480530010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332954588921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1798363235230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2526905042725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967361553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020632955921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y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87079258636532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2849150265225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7477660518110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s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80282901250183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1813478475211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540946853921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8477509724047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ha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3534707931539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hlpl_Pdh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3817026759812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na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073334035410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t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8532957958351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t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8537733963748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t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215780934921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u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980163446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4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574885871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6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96120572616255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355562573974" office:value-type="float"/>
          <table:table-cell office:value="0" office:value-type="float"/>
          <table:table-cell office:value="0.24969537413751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00562965584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6853644505158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mett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53176260168142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49415468543530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6964826292279745" office:value-type="float"/>
          <table:table-cell office:value="0" office:value-type="float"/>
          <table:table-cell office:value="0" office:value-type="float"/>
          <table:table-cell office:value="0.5317626016814204" office:value-type="float"/>
        </table:table-row>
        <table:table-row>
          <table:table-cell office:value-type="string">
            <text:p>fm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4.5017491e-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1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2131319990220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98672297791609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195746279677655" office:value-type="float"/>
          <table:table-cell office:value="0.071957462796776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6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3290330225103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5796341366540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lfur12dg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93614383711212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lyc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841907118631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922254724177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ly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97544465920286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4115989868944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7489391189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748939118922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u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20019445846734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2o</text:p>
          </table:table-cell>
          <table:table-cell office:value="0.00234198731" office:value-type="float"/>
          <table:table-cell office:value="0" office:value-type="float"/>
          <table:table-cell office:value="0.00234198731" office:value-type="float"/>
          <table:table-cell office:value="0.00234198731" office:value-type="float"/>
          <table:table-cell office:value="0.00234198731" office:value-type="float"/>
          <table:table-cell office:value="0.00234198731" office:value-type="float"/>
          <table:table-cell office:value="0.00234198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234198731" office:value-type="float"/>
          <table:table-cell office:value="0" office:value-type="float"/>
          <table:table-cell office:value="0.00234198731" office:value-type="float"/>
          <table:table-cell office:value="0" office:value-type="float"/>
          <table:table-cell office:value="0" office:value-type="float"/>
          <table:table-cell office:value="0.00234198731" office:value-type="float"/>
          <table:table-cell office:value="0.00234198731" office:value-type="float"/>
          <table:table-cell office:value="0.00234198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234198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7435237094524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79850296961202" office:value-type="float"/>
          <table:table-cell office:value="0" office:value-type="float"/>
          <table:table-cell office:value="0.014517781166533" office:value-type="float"/>
          <table:table-cell office:value="0.00234198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234198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234198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7641330536581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234198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41778110824986" office:value-type="float"/>
          <table:table-cell office:value="0" office:value-type="float"/>
          <table:table-cell office:value="0.0494240751507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170090656754412" office:value-type="float"/>
          <table:table-cell office:value="0" office:value-type="float"/>
          <table:table-cell office:value="0.00234198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9828756861586902" office:value-type="float"/>
          <table:table-cell office:value="0.00234198731" office:value-type="float"/>
          <table:table-cell office:value="0" office:value-type="float"/>
          <table:table-cell office:value="0.01743523709452445" office:value-type="float"/>
        </table:table-row>
        <table:table-row>
          <table:table-cell office:value-type="string">
            <text:p>h</text:p>
          </table:table-cell>
          <table:table-cell office:value="0" office:value-type="float"/>
          <table:table-cell office:value="1.007941e-10" office:value-type="float"/>
          <table:table-cell office:value="0.000131032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007941e-1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054568857322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0559159140243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9850302994817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11743332106033" office:value-type="float"/>
          <table:table-cell office:value="0.00221481931517" office:value-type="float"/>
          <table:table-cell office:value="0.000131032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18586256658266" office:value-type="float"/>
          <table:table-cell office:value="0.0018586256658266" office:value-type="float"/>
          <table:table-cell office:value="0.0018586256658266" office:value-type="float"/>
          <table:table-cell office:value="0.0018586256658266" office:value-type="float"/>
          <table:table-cell office:value="0.0018586256658266" office:value-type="float"/>
          <table:table-cell office:value="0.00185862566582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0240746707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c__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8.907014000000001e-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glt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pl_Pdh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81263118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0061681526952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l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5209000082414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317807484553568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0755494241447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5007372670301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h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012493421479818" office:value-type="float"/>
          <table:table-cell office:value="0" office:value-type="float"/>
          <table:table-cell office:value="0" office:value-type="float"/>
          <table:table-cell office:value="0.10783205804713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86245388059479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40512709893653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ph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3069587187196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h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7030526e-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386291458305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rn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4578413508885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4159845299999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2861792389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87423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6626667282037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e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145237821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440103235878736" office:value-type="float"/>
          <table:table-cell office:value="0.02440103235878736" office:value-type="float"/>
          <table:table-cell office:value="0.02440103235878736" office:value-type="float"/>
          <table:table-cell office:value="0.02440103235878736" office:value-type="float"/>
          <table:table-cell office:value="0.02440103235878736" office:value-type="float"/>
          <table:table-cell office:value="0.024401032358787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g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8630095291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0261416615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7223341703833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360530826504492" office:value-type="float"/>
          <table:table-cell office:value="0.07329823130727942" office:value-type="float"/>
          <table:table-cell office:value="0.073298231307279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pi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79691979185527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p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6139541328977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762661251781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1817577867205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9985378655543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y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2635913361103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5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1133124803788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bflv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2578032191805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5p__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4685802142755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7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4508378300173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51175605886171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ym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09233704268768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dox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09673858757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dr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1521476e-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2705596300746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8840844533256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a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8017150279848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alfu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0048969095655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7777864638428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lt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907170556459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45974825331571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r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0279036738260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73943329679905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6298911013538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2414271139219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6241427113921999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u5p__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30661052567346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200080095084998" office:value-type="float"/>
          <table:table-cell office:value="0" office:value-type="float"/>
        </table:table-row>
        <table:table-row>
          <table:table-cell office:value-type="string">
            <text:p>t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.17185316459024" office:value-type="float"/>
          <table:table-cell office:value="0" office:value-type="float"/>
        </table:table-row>
        <table:table-row>
          <table:table-cell office:value-type="string">
            <text:p>AAt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.189650219118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.189650219118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.189650219118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.18965021911874" office:value-type="float"/>
          <table:table-cell office:value="0" office:value-type="float"/>
          <table:table-cell office:value="0" office:value-type="float"/>
          <table:table-cell office:value="3.18965021911874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</table:table>
      <table:table table:name="conditio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="1" office:value-type="float"/>
          <table:table-cell office:value="2" office:value-type="float"/>
          <table:table-cell office:value="3" office:value-type="float"/>
          <table:table-cell office:value="4" office:value-type="float"/>
          <table:table-cell office:value="5" office:value-type="float"/>
          <table:table-cell office:value="6" office:value-type="float"/>
          <table:table-cell office:value="7" office:value-type="float"/>
          <table:table-cell office:value="8" office:value-type="float"/>
          <table:table-cell office:value="9" office:value-type="float"/>
          <table:table-cell office:value="10" office:value-type="float"/>
          <table:table-cell office:value="11" office:value-type="float"/>
          <table:table-cell office:value="12" office:value-type="float"/>
          <table:table-cell office:value="13" office:value-type="float"/>
          <table:table-cell office:value="14" office:value-type="float"/>
          <table:table-cell office:value="15" office:value-type="float"/>
          <table:table-cell office:value="16" office:value-type="float"/>
          <table:table-cell office:value="17" office:value-type="float"/>
          <table:table-cell office:value="18" office:value-type="float"/>
          <table:table-cell office:value="19" office:value-type="float"/>
          <table:table-cell office:value="20" office:value-type="float"/>
          <table:table-cell office:value="21" office:value-type="float"/>
          <table:table-cell office:value="22" office:value-type="float"/>
          <table:table-cell office:value="23" office:value-type="float"/>
          <table:table-cell office:value="24" office:value-type="float"/>
          <table:table-cell office:value="25" office:value-type="float"/>
          <table:table-cell office:value="26" office:value-type="float"/>
          <table:table-cell office:value="27" office:value-type="float"/>
          <table:table-cell office:value="28" office:value-type="float"/>
          <table:table-cell office:value="29" office:value-type="float"/>
          <table:table-cell office:value="30" office:value-type="float"/>
          <table:table-cell office:value="31" office:value-type="float"/>
          <table:table-cell office:value="32" office:value-type="float"/>
          <table:table-cell office:value="33" office:value-type="float"/>
          <table:table-cell office:value="34" office:value-type="float"/>
          <table:table-cell office:value="35" office:value-type="float"/>
          <table:table-cell office:value="36" office:value-type="float"/>
          <table:table-cell office:value="37" office:value-type="float"/>
          <table:table-cell office:value="38" office:value-type="float"/>
          <table:table-cell office:value="39" office:value-type="float"/>
          <table:table-cell office:value="40" office:value-type="float"/>
          <table:table-cell office:value="41" office:value-type="float"/>
          <table:table-cell office:value="42" office:value-type="float"/>
          <table:table-cell office:value="43" office:value-type="float"/>
          <table:table-cell office:value="44" office:value-type="float"/>
          <table:table-cell office:value="45" office:value-type="float"/>
          <table:table-cell office:value="46" office:value-type="float"/>
          <table:table-cell office:value="47" office:value-type="float"/>
          <table:table-cell office:value="48" office:value-type="float"/>
          <table:table-cell office:value="49" office:value-type="float"/>
          <table:table-cell office:value="50" office:value-type="float"/>
          <table:table-cell office:value="51" office:value-type="float"/>
          <table:table-cell office:value="52" office:value-type="float"/>
          <table:table-cell office:value="53" office:value-type="float"/>
          <table:table-cell office:value="54" office:value-type="float"/>
          <table:table-cell office:value="55" office:value-type="float"/>
          <table:table-cell office:value="56" office:value-type="float"/>
          <table:table-cell office:value="57" office:value-type="float"/>
          <table:table-cell office:value="58" office:value-type="float"/>
          <table:table-cell office:value="59" office:value-type="float"/>
          <table:table-cell office:value="60" office:value-type="float"/>
          <table:table-cell office:value="61" office:value-type="float"/>
          <table:table-cell office:value="62" office:value-type="float"/>
          <table:table-cell office:value="63" office:value-type="float"/>
          <table:table-cell office:value="64" office:value-type="float"/>
          <table:table-cell office:value="65" office:value-type="float"/>
          <table:table-cell office:value="66" office:value-type="float"/>
          <table:table-cell office:value="67" office:value-type="float"/>
          <table:table-cell office:value="68" office:value-type="float"/>
          <table:table-cell office:value="69" office:value-type="float"/>
          <table:table-cell office:value="70" office:value-type="float"/>
        </table:table-row>
        <table:table-row>
          <table:table-cell office:value-type="string">
            <text:p>rho</text:p>
          </table:table-cell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  <table:table-cell office:value="349" office:value-type="float"/>
        </table:table-row>
        <table:table-row>
          <table:table-cell office:value-type="string">
            <text:p>x_5fthf</text:p>
          </table:table-cell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  <table:table-cell office:value="0.03818337095" office:value-type="float"/>
        </table:table-row>
        <table:table-row>
          <table:table-cell office:value-type="string">
            <text:p>x_ac</text:p>
          </table:table-cell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  <table:table-cell office:value="0.018008454465" office:value-type="float"/>
        </table:table-row>
        <table:table-row>
          <table:table-cell office:value-type="string">
            <text:p>x_coa</text:p>
          </table:table-cell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  <table:table-cell office:value="0.00223706419725242" office:value-type="float"/>
        </table:table-row>
        <table:table-row>
          <table:table-cell office:value-type="string">
            <text:p>x_dad_2</text:p>
          </table:table-cell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  <table:table-cell office:value="0.0049997230237" office:value-type="float"/>
        </table:table-row>
        <table:table-row>
          <table:table-cell office:value-type="string">
            <text:p>x_dcyt</text:p>
          </table:table-cell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  <table:table-cell office:value="0.004998787684" office:value-type="float"/>
        </table:table-row>
        <table:table-row>
          <table:table-cell office:value-type="string">
            <text:p>x_dgsn</text:p>
          </table:table-cell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  <table:table-cell office:value="0.0049974210616" office:value-type="float"/>
        </table:table-row>
        <table:table-row>
          <table:table-cell office:value-type="string">
            <text:p>x_fa</text:p>
          </table:table-cell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  <table:table-cell office:value="0.02145968" office:value-type="float"/>
        </table:table-row>
        <table:table-row>
          <table:table-cell office:value-type="string">
            <text:p>x_fo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x_glc__D</text:p>
          </table:table-cell>
          <table:table-cell office:value="1.258925411794166e-06" office:value-type="float"/>
          <table:table-cell office:value="1.584893192461111e-06" office:value-type="float"/>
          <table:table-cell office:value="1.995262314968875e-06" office:value-type="float"/>
          <table:table-cell office:value="2.511886431509572e-06" office:value-type="float"/>
          <table:table-cell office:value="3.162277660168366e-06" office:value-type="float"/>
          <table:table-cell office:value="3.981071705534953e-06" office:value-type="float"/>
          <table:table-cell office:value="5.011872336272694e-06" office:value-type="float"/>
          <table:table-cell office:value="6.309573444801892e-06" office:value-type="float"/>
          <table:table-cell office:value="7.943282347242757e-06" office:value-type="float"/>
          <table:table-cell office:value="9.999999999999918e-06" office:value-type="float"/>
          <table:table-cell office:value="1.258925411794156e-05" office:value-type="float"/>
          <table:table-cell office:value="1.584893192461098e-05" office:value-type="float"/>
          <table:table-cell office:value="1.995262314968858e-05" office:value-type="float"/>
          <table:table-cell office:value="2.511886431509551e-05" office:value-type="float"/>
          <table:table-cell office:value="3.16227766016834e-05" office:value-type="float"/>
          <table:table-cell office:value="3.981071705534921e-05" office:value-type="float"/>
          <table:table-cell office:value="5.011872336272653e-05" office:value-type="float"/>
          <table:table-cell office:value="6.30957344480184e-05" office:value-type="float"/>
          <table:table-cell office:value="7.943282347242692e-05" office:value-type="float"/>
          <table:table-cell office:value="9.999999999999836e-05" office:value-type="float"/>
          <table:table-cell office:value="0.0001258925411794145" office:value-type="float"/>
          <table:table-cell office:value="0.0001584893192461085" office:value-type="float"/>
          <table:table-cell office:value="0.0001995262314968842" office:value-type="float"/>
          <table:table-cell office:value="0.0002511886431509531" office:value-type="float"/>
          <table:table-cell office:value="0.0003162277660168315" office:value-type="float"/>
          <table:table-cell office:value="0.0003981071705534888" office:value-type="float"/>
          <table:table-cell office:value="0.0005011872336272613" office:value-type="float"/>
          <table:table-cell office:value="0.0006309573444801788" office:value-type="float"/>
          <table:table-cell office:value="0.0007943282347242627" office:value-type="float"/>
          <table:table-cell office:value="0.0009999999999999755" office:value-type="float"/>
          <table:table-cell office:value="0.001258925411794135" office:value-type="float"/>
          <table:table-cell office:value="0.001584893192461072" office:value-type="float"/>
          <table:table-cell office:value="0.001995262314968826" office:value-type="float"/>
          <table:table-cell office:value="0.00251188643150951" office:value-type="float"/>
          <table:table-cell office:value="0.003162277660168289" office:value-type="float"/>
          <table:table-cell office:value="0.003981071705534855" office:value-type="float"/>
          <table:table-cell office:value="0.005011872336272571" office:value-type="float"/>
          <table:table-cell office:value="0.006309573444801736" office:value-type="float"/>
          <table:table-cell office:value="0.007943282347242562" office:value-type="float"/>
          <table:table-cell office:value="0.009999999999999672" office:value-type="float"/>
          <table:table-cell office:value="0.01258925411794125" office:value-type="float"/>
          <table:table-cell office:value="0.01584893192461059" office:value-type="float"/>
          <table:table-cell office:value="0.01995262314968809" office:value-type="float"/>
          <table:table-cell office:value="0.0251188643150949" office:value-type="float"/>
          <table:table-cell office:value="0.03162277660168263" office:value-type="float"/>
          <table:table-cell office:value="0.03981071705534823" office:value-type="float"/>
          <table:table-cell office:value="0.0501187233627253" office:value-type="float"/>
          <table:table-cell office:value="0.06309573444801685" office:value-type="float"/>
          <table:table-cell office:value="0.07943282347242496" office:value-type="float"/>
          <table:table-cell office:value="0.09999999999999591" office:value-type="float"/>
          <table:table-cell office:value="0.1258925411794115" office:value-type="float"/>
          <table:table-cell office:value="0.1584893192461046" office:value-type="float"/>
          <table:table-cell office:value="0.1995262314968793" office:value-type="float"/>
          <table:table-cell office:value="0.2511886431509469" office:value-type="float"/>
          <table:table-cell office:value="0.3162277660168237" office:value-type="float"/>
          <table:table-cell office:value="0.398107170553479" office:value-type="float"/>
          <table:table-cell office:value="0.5011872336272489" office:value-type="float"/>
          <table:table-cell office:value="0.6309573444801633" office:value-type="float"/>
          <table:table-cell office:value="0.7943282347242432" office:value-type="float"/>
          <table:table-cell office:value="0.9999999999999509" office:value-type="float"/>
          <table:table-cell office:value="1.258925411794104" office:value-type="float"/>
          <table:table-cell office:value="1.584893192461033" office:value-type="float"/>
          <table:table-cell office:value="1.995262314968777" office:value-type="float"/>
          <table:table-cell office:value="2.511886431509449" office:value-type="float"/>
          <table:table-cell office:value="3.162277660168211" office:value-type="float"/>
          <table:table-cell office:value="3.981071705534758" office:value-type="float"/>
          <table:table-cell office:value="5.011872336272448" office:value-type="float"/>
          <table:table-cell office:value="6.309573444801582" office:value-type="float"/>
          <table:table-cell office:value="7.943282347242366" office:value-type="float"/>
          <table:table-cell office:value="9.999999999999428" office:value-type="float"/>
        </table:table-row>
        <table:table-row>
          <table:table-cell office:value-type="string">
            <text:p>x_glyc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x_h2o</text:p>
          </table:table-cell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  <table:table-cell office:value="1000" office:value-type="float"/>
        </table:table-row>
        <table:table-row>
          <table:table-cell office:value-type="string">
            <text:p>x_h</text:p>
          </table:table-cell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  <table:table-cell office:value="1e-07" office:value-type="float"/>
        </table:table-row>
        <table:table-row>
          <table:table-cell office:value-type="string">
            <text:p>x_lac__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x_lplys__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x_nac</text:p>
          </table:table-cell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  <table:table-cell office:value="0.0019658376437" office:value-type="float"/>
        </table:table-row>
        <table:table-row>
          <table:table-cell office:value-type="string">
            <text:p>x_nh3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x_o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x_pi</text:p>
          </table:table-cell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  <table:table-cell office:value="12.861229281732" office:value-type="float"/>
        </table:table-row>
        <table:table-row>
          <table:table-cell office:value-type="string">
            <text:p>x_ribflv</text:p>
          </table:table-cell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  <table:table-cell office:value="0.00113285757242" office:value-type="float"/>
        </table:table-row>
        <table:table-row>
          <table:table-cell office:value-type="string">
            <text:p>x_thymd</text:p>
          </table:table-cell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  <table:table-cell office:value="0.024465129505" office:value-type="float"/>
        </table:table-row>
        <table:table-row>
          <table:table-cell office:value-type="string">
            <text:p>x_ura</text:p>
          </table:table-cell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  <table:table-cell office:value="0.0201756492" office:value-type="float"/>
        </table:table-row>
        <table:table-row>
          <table:table-cell office:value-type="string">
            <text:p>x_trdox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x_trdrd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x_AA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</table:table>
      <table:table table:name="K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5FTHFabc</text:p>
          </table:table-cell>
          <table:table-cell office:value-type="string">
            <text:p>ACt</text:p>
          </table:table-cell>
          <table:table-cell office:value-type="string">
            <text:p>ATPase</text:p>
          </table:table-cell>
          <table:table-cell office:value-type="string">
            <text:p>COAabc</text:p>
          </table:table-cell>
          <table:table-cell office:value-type="string">
            <text:p>DADNabc</text:p>
          </table:table-cell>
          <table:table-cell office:value-type="string">
            <text:p>DCYTabc</text:p>
          </table:table-cell>
          <table:table-cell office:value-type="string">
            <text:p>DGSNabc</text:p>
          </table:table-cell>
          <table:table-cell office:value-type="string">
            <text:p>FAt</text:p>
          </table:table-cell>
          <table:table-cell office:value-type="string">
            <text:p>FORt</text:p>
          </table:table-cell>
          <table:table-cell office:value-type="string">
            <text:p>GLCpts</text:p>
          </table:table-cell>
          <table:table-cell office:value-type="string">
            <text:p>GLYCt</text:p>
          </table:table-cell>
          <table:table-cell office:value-type="string">
            <text:p>H2Ot</text:p>
          </table:table-cell>
          <table:table-cell office:value-type="string">
            <text:p>Ht</text:p>
          </table:table-cell>
          <table:table-cell office:value-type="string">
            <text:p>LIPTA</text:p>
          </table:table-cell>
          <table:table-cell office:value-type="string">
            <text:p>L_LACt2r</text:p>
          </table:table-cell>
          <table:table-cell office:value-type="string">
            <text:p>NACabc</text:p>
          </table:table-cell>
          <table:table-cell office:value-type="string">
            <text:p>NH3t</text:p>
          </table:table-cell>
          <table:table-cell office:value-type="string">
            <text:p>O2t</text:p>
          </table:table-cell>
          <table:table-cell office:value-type="string">
            <text:p>PIabc</text:p>
          </table:table-cell>
          <table:table-cell office:value-type="string">
            <text:p>RIBFLVabc</text:p>
          </table:table-cell>
          <table:table-cell office:value-type="string">
            <text:p>THMDabc</text:p>
          </table:table-cell>
          <table:table-cell office:value-type="string">
            <text:p>URAt2</text:p>
          </table:table-cell>
          <table:table-cell office:value-type="string">
            <text:p>trdoxt</text:p>
          </table:table-cell>
          <table:table-cell office:value-type="string">
            <text:p>trdrdt</text:p>
          </table:table-cell>
          <table:table-cell office:value-type="string">
            <text:p>AAabc</text:p>
          </table:table-cell>
          <table:table-cell office:value-type="string">
            <text:p>5FTHFPGS</text:p>
          </table:table-cell>
          <table:table-cell office:value-type="string">
            <text:p>ACKr</text:p>
          </table:table-cell>
          <table:table-cell office:value-type="string">
            <text:p>ACPPAT</text:p>
          </table:table-cell>
          <table:table-cell office:value-type="string">
            <text:p>ACPS</text:p>
          </table:table-cell>
          <table:table-cell office:value-type="string">
            <text:p>ACP_transl</text:p>
          </table:table-cell>
          <table:table-cell office:value-type="string">
            <text:p>ADK1</text:p>
          </table:table-cell>
          <table:table-cell office:value-type="string">
            <text:p>ADPT</text:p>
          </table:table-cell>
          <table:table-cell office:value-type="string">
            <text:p>AGPAT</text:p>
          </table:table-cell>
          <table:table-cell office:value-type="string">
            <text:p>APG3PAT</text:p>
          </table:table-cell>
          <table:table-cell office:value-type="string">
            <text:p>BPNT</text:p>
          </table:table-cell>
          <table:table-cell office:value-type="string">
            <text:p>CLPNS</text:p>
          </table:table-cell>
          <table:table-cell office:value-type="string">
            <text:p>CTPS2</text:p>
          </table:table-cell>
          <table:table-cell office:value-type="string">
            <text:p>CTPSDUMP</text:p>
          </table:table-cell>
          <table:table-cell office:value-type="string">
            <text:p>CYTK1</text:p>
          </table:table-cell>
          <table:table-cell office:value-type="string">
            <text:p>CYTK2</text:p>
          </table:table-cell>
          <table:table-cell office:value-type="string">
            <text:p>DADK</text:p>
          </table:table-cell>
          <table:table-cell office:value-type="string">
            <text:p>DADNK</text:p>
          </table:table-cell>
          <table:table-cell office:value-type="string">
            <text:p>DAGGALT</text:p>
          </table:table-cell>
          <table:table-cell office:value-type="string">
            <text:p>DAGPST</text:p>
          </table:table-cell>
          <table:table-cell office:value-type="string">
            <text:p>DASYN</text:p>
          </table:table-cell>
          <table:table-cell office:value-type="string">
            <text:p>DCMPDA</text:p>
          </table:table-cell>
          <table:table-cell office:value-type="string">
            <text:p>DCYTK</text:p>
          </table:table-cell>
          <table:table-cell office:value-type="string">
            <text:p>DGK1</text:p>
          </table:table-cell>
          <table:table-cell office:value-type="string">
            <text:p>DGSNK</text:p>
          </table:table-cell>
          <table:table-cell office:value-type="string">
            <text:p>DNAP</text:p>
          </table:table-cell>
          <table:table-cell office:value-type="string">
            <text:p>DRPA</text:p>
          </table:table-cell>
          <table:table-cell office:value-type="string">
            <text:p>ENO</text:p>
          </table:table-cell>
          <table:table-cell office:value-type="string">
            <text:p>FAKr</text:p>
          </table:table-cell>
          <table:table-cell office:value-type="string">
            <text:p>FBA</text:p>
          </table:table-cell>
          <table:table-cell office:value-type="string">
            <text:p>FMETTRS</text:p>
          </table:table-cell>
          <table:table-cell office:value-type="string">
            <text:p>FTHFCL</text:p>
          </table:table-cell>
          <table:table-cell office:value-type="string">
            <text:p>GALU</text:p>
          </table:table-cell>
          <table:table-cell office:value-type="string">
            <text:p>GAPD</text:p>
          </table:table-cell>
          <table:table-cell office:value-type="string">
            <text:p>GHMT</text:p>
          </table:table-cell>
          <table:table-cell office:value-type="string">
            <text:p>GK1</text:p>
          </table:table-cell>
          <table:table-cell office:value-type="string">
            <text:p>GLYK</text:p>
          </table:table-cell>
          <table:table-cell office:value-type="string">
            <text:p>GUAPRT</text:p>
          </table:table-cell>
          <table:table-cell office:value-type="string">
            <text:p>LDH_L</text:p>
          </table:table-cell>
          <table:table-cell office:value-type="string">
            <text:p>MTHFC</text:p>
          </table:table-cell>
          <table:table-cell office:value-type="string">
            <text:p>MTHFD</text:p>
          </table:table-cell>
          <table:table-cell office:value-type="string">
            <text:p>NADHK</text:p>
          </table:table-cell>
          <table:table-cell office:value-type="string">
            <text:p>NADS</text:p>
          </table:table-cell>
          <table:table-cell office:value-type="string">
            <text:p>NCTPPRT</text:p>
          </table:table-cell>
          <table:table-cell office:value-type="string">
            <text:p>NNATr</text:p>
          </table:table-cell>
          <table:table-cell office:value-type="string">
            <text:p>NOX</text:p>
          </table:table-cell>
          <table:table-cell office:value-type="string">
            <text:p>PAPA</text:p>
          </table:table-cell>
          <table:table-cell office:value-type="string">
            <text:p>PDH_E3</text:p>
          </table:table-cell>
          <table:table-cell office:value-type="string">
            <text:p>PDH_acald</text:p>
          </table:table-cell>
          <table:table-cell office:value-type="string">
            <text:p>PFK</text:p>
          </table:table-cell>
          <table:table-cell office:value-type="string">
            <text:p>PGI</text:p>
          </table:table-cell>
          <table:table-cell office:value-type="string">
            <text:p>PGK</text:p>
          </table:table-cell>
          <table:table-cell office:value-type="string">
            <text:p>PGK3</text:p>
          </table:table-cell>
          <table:table-cell office:value-type="string">
            <text:p>PGK4</text:p>
          </table:table-cell>
          <table:table-cell office:value-type="string">
            <text:p>PGM</text:p>
          </table:table-cell>
          <table:table-cell office:value-type="string">
            <text:p>PGMT</text:p>
          </table:table-cell>
          <table:table-cell office:value-type="string">
            <text:p>PGPP</text:p>
          </table:table-cell>
          <table:table-cell office:value-type="string">
            <text:p>PGSA</text:p>
          </table:table-cell>
          <table:table-cell office:value-type="string">
            <text:p>PPA</text:p>
          </table:table-cell>
          <table:table-cell office:value-type="string">
            <text:p>PPM2</text:p>
          </table:table-cell>
          <table:table-cell office:value-type="string">
            <text:p>PRPPS</text:p>
          </table:table-cell>
          <table:table-cell office:value-type="string">
            <text:p>PSSYN</text:p>
          </table:table-cell>
          <table:table-cell office:value-type="string">
            <text:p>PTAr</text:p>
          </table:table-cell>
          <table:table-cell office:value-type="string">
            <text:p>PUNP2</text:p>
          </table:table-cell>
          <table:table-cell office:value-type="string">
            <text:p>PUNP4</text:p>
          </table:table-cell>
          <table:table-cell office:value-type="string">
            <text:p>PYK2</text:p>
          </table:table-cell>
          <table:table-cell office:value-type="string">
            <text:p>PYK4</text:p>
          </table:table-cell>
          <table:table-cell office:value-type="string">
            <text:p>PYK5</text:p>
          </table:table-cell>
          <table:table-cell office:value-type="string">
            <text:p>PYK6</text:p>
          </table:table-cell>
          <table:table-cell office:value-type="string">
            <text:p>PYK7</text:p>
          </table:table-cell>
          <table:table-cell office:value-type="string">
            <text:p>PYK8</text:p>
          </table:table-cell>
          <table:table-cell office:value-type="string">
            <text:p>PdhC_transl</text:p>
          </table:table-cell>
          <table:table-cell office:value-type="string">
            <text:p>RBFK</text:p>
          </table:table-cell>
          <table:table-cell office:value-type="string">
            <text:p>RNAP</text:p>
          </table:table-cell>
          <table:table-cell office:value-type="string">
            <text:p>RPE</text:p>
          </table:table-cell>
          <table:table-cell office:value-type="string">
            <text:p>RPI</text:p>
          </table:table-cell>
          <table:table-cell office:value-type="string">
            <text:p>TALA</text:p>
          </table:table-cell>
          <table:table-cell office:value-type="string">
            <text:p>TKT1</text:p>
          </table:table-cell>
          <table:table-cell office:value-type="string">
            <text:p>TKT2</text:p>
          </table:table-cell>
          <table:table-cell office:value-type="string">
            <text:p>TMDK1</text:p>
          </table:table-cell>
          <table:table-cell office:value-type="string">
            <text:p>TMPK</text:p>
          </table:table-cell>
          <table:table-cell office:value-type="string">
            <text:p>TPI</text:p>
          </table:table-cell>
          <table:table-cell office:value-type="string">
            <text:p>TRDR</text:p>
          </table:table-cell>
          <table:table-cell office:value-type="string">
            <text:p>UDPG4E</text:p>
          </table:table-cell>
          <table:table-cell office:value-type="string">
            <text:p>UDPGALM</text:p>
          </table:table-cell>
          <table:table-cell office:value-type="string">
            <text:p>UMPK</text:p>
          </table:table-cell>
          <table:table-cell office:value-type="string">
            <text:p>UPPRT</text:p>
          </table:table-cell>
          <table:table-cell office:value-type="string">
            <text:p>dUTPase_transl</text:p>
          </table:table-cell>
          <table:table-cell office:value-type="string">
            <text:p>tRNAP</text:p>
          </table:table-cell>
          <table:table-cell office:value-type="string">
            <text:p>AATRS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5fthf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a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co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dad_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dcy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dgs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f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fo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glc__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gly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h2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h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lac__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lplys__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na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nh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o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pi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ribflv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thym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ur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trdox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trdr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_A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0f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2dg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3d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ag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dr1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dr5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3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5fthf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5f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P_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9.1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9.1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9.195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dh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56.79626" office:value-type="float"/>
        </table:table-row>
        <table:table-row>
          <table:table-cell office:value-type="string">
            <text:p>a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al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co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e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oAC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dpda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p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UTPase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d_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y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s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ha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hlpl_Pdh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na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t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t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t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u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4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6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mett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m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1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6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lfur12dg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lyc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ly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u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2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c__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glt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pl_Pdh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l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h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dph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h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rn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2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e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g3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pi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p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y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5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bflv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5p__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7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fglu3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ym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dox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dr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a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alfu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dpglt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m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r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tp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u5p__D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AtRN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</table:table>
      <table:table table:name="constant_rhs">
        <table:table-column/>
        <table:table-column/>
        <table:table-row>
          <table:table-cell office:value-type="string">
            <text:p>metabolite</text:p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>DNA</text:p>
          </table:table-cell>
          <table:table-cell office:value="0.055" office:value-type="float"/>
        </table:table-row>
        <table:table-row>
          <table:table-cell office:value-type="string">
            <text:p>RNA</text:p>
          </table:table-cell>
          <table:table-cell office:value="0.16274" office:value-type="float"/>
        </table:table-row>
      </table:table>
      <table:table table:name="protein_contributions">
        <table:table-column/>
        <table:table-column/>
        <table:table-column/>
        <table:table-row>
          <table:table-cell office:value-type="string">
            <text:p>reaction</text:p>
          </table:table-cell>
          <table:table-cell office:value-type="string">
            <text:p>protein</text:p>
          </table:table-cell>
          <table:table-cell office:value-type="string">
            <text:p>contribution</text:p>
          </table:table-cell>
        </table:table-row>
        <table:table-row>
          <table:table-cell office:value-type="string">
            <text:p>5FTHFPGS</text:p>
          </table:table-cell>
          <table:table-cell office:value-type="string">
            <text:p>protein_0823</text:p>
          </table:table-cell>
          <table:table-cell office:value="1" office:value-type="float"/>
        </table:table-row>
        <table:table-row>
          <table:table-cell office:value-type="string">
            <text:p>5FTHFabc</text:p>
          </table:table-cell>
          <table:table-cell office:value-type="string">
            <text:p>protein_0641</text:p>
          </table:table-cell>
          <table:table-cell office:value="0.3671301684616153" office:value-type="float"/>
        </table:table-row>
        <table:table-row>
          <table:table-cell office:value-type="string">
            <text:p>5FTHFabc</text:p>
          </table:table-cell>
          <table:table-cell office:value-type="string">
            <text:p>protein_0642</text:p>
          </table:table-cell>
          <table:table-cell office:value="0.1667840450736804" office:value-type="float"/>
        </table:table-row>
        <table:table-row>
          <table:table-cell office:value-type="string">
            <text:p>5FTHFabc</text:p>
          </table:table-cell>
          <table:table-cell office:value-type="string">
            <text:p>protein_0643</text:p>
          </table:table-cell>
          <table:table-cell office:value="0.2238559814200186" office:value-type="float"/>
        </table:table-row>
        <table:table-row>
          <table:table-cell office:value-type="string">
            <text:p>5FTHFabc</text:p>
          </table:table-cell>
          <table:table-cell office:value-type="string">
            <text:p>protein_0822</text:p>
          </table:table-cell>
          <table:table-cell office:value="0.2422298050446857" office:value-type="float"/>
        </table:table-row>
        <table:table-row>
          <table:table-cell office:value-type="string">
            <text:p>ACKr</text:p>
          </table:table-cell>
          <table:table-cell office:value-type="string">
            <text:p>protein_0230</text:p>
          </table:table-cell>
          <table:table-cell office:value="1" office:value-type="float"/>
        </table:table-row>
        <table:table-row>
          <table:table-cell office:value-type="string">
            <text:p>ACPPAT</text:p>
          </table:table-cell>
          <table:table-cell office:value-type="string">
            <text:p>protein_0419</text:p>
          </table:table-cell>
          <table:table-cell office:value="1" office:value-type="float"/>
        </table:table-row>
        <table:table-row>
          <table:table-cell office:value-type="string">
            <text:p>ACPS</text:p>
          </table:table-cell>
          <table:table-cell office:value-type="string">
            <text:p>protein_0513</text:p>
          </table:table-cell>
          <table:table-cell office:value="0.6047006460515955" office:value-type="float"/>
        </table:table-row>
        <table:table-row>
          <table:table-cell office:value-type="string">
            <text:p>ACPS</text:p>
          </table:table-cell>
          <table:table-cell office:value-type="string">
            <text:p>protein_0621</text:p>
          </table:table-cell>
          <table:table-cell office:value="0.3952993539484045" office:value-type="float"/>
        </table:table-row>
        <table:table-row>
          <table:table-cell office:value-type="string">
            <text:p>ACP_transl</text:p>
          </table:table-cell>
          <table:table-cell office:value-type="string">
            <text:p>protein_0201</text:p>
          </table:table-cell>
          <table:table-cell office:value="0.3903250218032853" office:value-type="float"/>
        </table:table-row>
        <table:table-row>
          <table:table-cell office:value-type="string">
            <text:p>ACP_transl</text:p>
          </table:table-cell>
          <table:table-cell office:value-type="string">
            <text:p>protein_0621</text:p>
          </table:table-cell>
          <table:table-cell office:value="0.1391905818625882" office:value-type="float"/>
        </table:table-row>
        <table:table-row>
          <table:table-cell office:value-type="string">
            <text:p>ACP_transl</text:p>
          </table:table-cell>
          <table:table-cell office:value-type="string">
            <text:p>protein_0650</text:p>
          </table:table-cell>
          <table:table-cell office:value="0.4704843963341264" office:value-type="float"/>
        </table:table-row>
        <table:table-row>
          <table:table-cell office:value-type="string">
            <text:p>AC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ADK1</text:p>
          </table:table-cell>
          <table:table-cell office:value-type="string">
            <text:p>protein_0651</text:p>
          </table:table-cell>
          <table:table-cell office:value="1" office:value-type="float"/>
        </table:table-row>
        <table:table-row>
          <table:table-cell office:value-type="string">
            <text:p>ADPT</text:p>
          </table:table-cell>
          <table:table-cell office:value-type="string">
            <text:p>protein_0413</text:p>
          </table:table-cell>
          <table:table-cell office:value="1" office:value-type="float"/>
        </table:table-row>
        <table:table-row>
          <table:table-cell office:value-type="string">
            <text:p>AGPAT</text:p>
          </table:table-cell>
          <table:table-cell office:value-type="string">
            <text:p>protein_0512</text:p>
          </table:table-cell>
          <table:table-cell office:value="1" office:value-type="float"/>
        </table:table-row>
        <table:table-row>
          <table:table-cell office:value-type="string">
            <text:p>APG3PAT</text:p>
          </table:table-cell>
          <table:table-cell office:value-type="string">
            <text:p>protein_0117</text:p>
          </table:table-cell>
          <table:table-cell office:value="1" office:value-type="float"/>
        </table:table-row>
        <table:table-row>
          <table:table-cell office:value-type="string">
            <text:p>ATPase</text:p>
          </table:table-cell>
          <table:table-cell office:value-type="string">
            <text:p>housekeeping_protein</text:p>
          </table:table-cell>
          <table:table-cell office:value="1" office:value-type="float"/>
        </table:table-row>
        <table:table-row>
          <table:table-cell office:value-type="string">
            <text:p>BPNT</text:p>
          </table:table-cell>
          <table:table-cell office:value-type="string">
            <text:p>protein_0139</text:p>
          </table:table-cell>
          <table:table-cell office:value="1" office:value-type="float"/>
        </table:table-row>
        <table:table-row>
          <table:table-cell office:value-type="string">
            <text:p>CLPNS</text:p>
          </table:table-cell>
          <table:table-cell office:value-type="string">
            <text:p>protein_0147</text:p>
          </table:table-cell>
          <table:table-cell office:value="1" office:value-type="float"/>
        </table:table-row>
        <table:table-row>
          <table:table-cell office:value-type="string">
            <text:p>COAabc</text:p>
          </table:table-cell>
          <table:table-cell office:value-type="string">
            <text:p>protein_0641</text:p>
          </table:table-cell>
          <table:table-cell office:value="0.3356549107914303" office:value-type="float"/>
        </table:table-row>
        <table:table-row>
          <table:table-cell office:value-type="string">
            <text:p>COAabc</text:p>
          </table:table-cell>
          <table:table-cell office:value-type="string">
            <text:p>protein_0642</text:p>
          </table:table-cell>
          <table:table-cell office:value="0.1524851090424436" office:value-type="float"/>
        </table:table-row>
        <table:table-row>
          <table:table-cell office:value-type="string">
            <text:p>COAabc</text:p>
          </table:table-cell>
          <table:table-cell office:value-type="string">
            <text:p>protein_0643</text:p>
          </table:table-cell>
          <table:table-cell office:value="0.2046640835552047" office:value-type="float"/>
        </table:table-row>
        <table:table-row>
          <table:table-cell office:value-type="string">
            <text:p>COAabc</text:p>
          </table:table-cell>
          <table:table-cell office:value-type="string">
            <text:p>protein_0836</text:p>
          </table:table-cell>
          <table:table-cell office:value="0.3071958966109214" office:value-type="float"/>
        </table:table-row>
        <table:table-row>
          <table:table-cell office:value-type="string">
            <text:p>CTPS2</text:p>
          </table:table-cell>
          <table:table-cell office:value-type="string">
            <text:p>protein_0129</text:p>
          </table:table-cell>
          <table:table-cell office:value="1" office:value-type="float"/>
        </table:table-row>
        <table:table-row>
          <table:table-cell office:value-type="string">
            <text:p>CTPSDUMP</text:p>
          </table:table-cell>
          <table:table-cell office:value-type="string">
            <text:p>protein_0129</text:p>
          </table:table-cell>
          <table:table-cell office:value="1" office:value-type="float"/>
        </table:table-row>
        <table:table-row>
          <table:table-cell office:value-type="string">
            <text:p>CYTK1</text:p>
          </table:table-cell>
          <table:table-cell office:value-type="string">
            <text:p>protein_0347</text:p>
          </table:table-cell>
          <table:table-cell office:value="1" office:value-type="float"/>
        </table:table-row>
        <table:table-row>
          <table:table-cell office:value-type="string">
            <text:p>CYTK2</text:p>
          </table:table-cell>
          <table:table-cell office:value-type="string">
            <text:p>protein_0347</text:p>
          </table:table-cell>
          <table:table-cell office:value="1" office:value-type="float"/>
        </table:table-row>
        <table:table-row>
          <table:table-cell office:value-type="string">
            <text:p>DADK</text:p>
          </table:table-cell>
          <table:table-cell office:value-type="string">
            <text:p>protein_0651</text:p>
          </table:table-cell>
          <table:table-cell office:value="1" office:value-type="float"/>
        </table:table-row>
        <table:table-row>
          <table:table-cell office:value-type="string">
            <text:p>DADNK</text:p>
          </table:table-cell>
          <table:table-cell office:value-type="string">
            <text:p>protein_0330</text:p>
          </table:table-cell>
          <table:table-cell office:value="0.979131688089874" office:value-type="float"/>
        </table:table-row>
        <table:table-row>
          <table:table-cell office:value-type="string">
            <text:p>DADNK</text:p>
          </table:table-cell>
          <table:table-cell office:value-type="string">
            <text:p>protein_0382</text:p>
          </table:table-cell>
          <table:table-cell office:value="1.020868311910126" office:value-type="float"/>
        </table:table-row>
        <table:table-row>
          <table:table-cell office:value-type="string">
            <text:p>DADNabc</text:p>
          </table:table-cell>
          <table:table-cell office:value-type="string">
            <text:p>protein_0008</text:p>
          </table:table-cell>
          <table:table-cell office:value="0.1358904650088565" office:value-type="float"/>
        </table:table-row>
        <table:table-row>
          <table:table-cell office:value-type="string">
            <text:p>DADNabc</text:p>
          </table:table-cell>
          <table:table-cell office:value-type="string">
            <text:p>protein_0009</text:p>
          </table:table-cell>
          <table:table-cell office:value="0.3862941601280572" office:value-type="float"/>
        </table:table-row>
        <table:table-row>
          <table:table-cell office:value-type="string">
            <text:p>DADNabc</text:p>
          </table:table-cell>
          <table:table-cell office:value-type="string">
            <text:p>protein_0010</text:p>
          </table:table-cell>
          <table:table-cell office:value="0.2373441513241631" office:value-type="float"/>
        </table:table-row>
        <table:table-row>
          <table:table-cell office:value-type="string">
            <text:p>DADNabc</text:p>
          </table:table-cell>
          <table:table-cell office:value-type="string">
            <text:p>protein_0011</text:p>
          </table:table-cell>
          <table:table-cell office:value="0.2404712235389233" office:value-type="float"/>
        </table:table-row>
        <table:table-row>
          <table:table-cell office:value-type="string">
            <text:p>DAGGALT</text:p>
          </table:table-cell>
          <table:table-cell office:value-type="string">
            <text:p>protein_0114</text:p>
          </table:table-cell>
          <table:table-cell office:value="0.9670672861708097" office:value-type="float"/>
        </table:table-row>
        <table:table-row>
          <table:table-cell office:value-type="string">
            <text:p>DAGGALT</text:p>
          </table:table-cell>
          <table:table-cell office:value-type="string">
            <text:p>protein_0697</text:p>
          </table:table-cell>
          <table:table-cell office:value="1.03293271382919" office:value-type="float"/>
        </table:table-row>
        <table:table-row>
          <table:table-cell office:value-type="string">
            <text:p>DAGPST</text:p>
          </table:table-cell>
          <table:table-cell office:value-type="string">
            <text:p>protein_0114</text:p>
          </table:table-cell>
          <table:table-cell office:value="1" office:value-type="float"/>
        </table:table-row>
        <table:table-row>
          <table:table-cell office:value-type="string">
            <text:p>DASYN</text:p>
          </table:table-cell>
          <table:table-cell office:value-type="string">
            <text:p>protein_0304</text:p>
          </table:table-cell>
          <table:table-cell office:value="1" office:value-type="float"/>
        </table:table-row>
        <table:table-row>
          <table:table-cell office:value-type="string">
            <text:p>DCMPDA</text:p>
          </table:table-cell>
          <table:table-cell office:value-type="string">
            <text:p>protein_0515</text:p>
          </table:table-cell>
          <table:table-cell office:value="1" office:value-type="float"/>
        </table:table-row>
        <table:table-row>
          <table:table-cell office:value-type="string">
            <text:p>DCYTK</text:p>
          </table:table-cell>
          <table:table-cell office:value-type="string">
            <text:p>protein_0330</text:p>
          </table:table-cell>
          <table:table-cell office:value="0.979131688089874" office:value-type="float"/>
        </table:table-row>
        <table:table-row>
          <table:table-cell office:value-type="string">
            <text:p>DCYTK</text:p>
          </table:table-cell>
          <table:table-cell office:value-type="string">
            <text:p>protein_0382</text:p>
          </table:table-cell>
          <table:table-cell office:value="1.020868311910126" office:value-type="float"/>
        </table:table-row>
        <table:table-row>
          <table:table-cell office:value-type="string">
            <text:p>DCYTabc</text:p>
          </table:table-cell>
          <table:table-cell office:value-type="string">
            <text:p>protein_0008</text:p>
          </table:table-cell>
          <table:table-cell office:value="0.1358904650088565" office:value-type="float"/>
        </table:table-row>
        <table:table-row>
          <table:table-cell office:value-type="string">
            <text:p>DCYTabc</text:p>
          </table:table-cell>
          <table:table-cell office:value-type="string">
            <text:p>protein_0009</text:p>
          </table:table-cell>
          <table:table-cell office:value="0.3862941601280572" office:value-type="float"/>
        </table:table-row>
        <table:table-row>
          <table:table-cell office:value-type="string">
            <text:p>DCYTabc</text:p>
          </table:table-cell>
          <table:table-cell office:value-type="string">
            <text:p>protein_0010</text:p>
          </table:table-cell>
          <table:table-cell office:value="0.2373441513241631" office:value-type="float"/>
        </table:table-row>
        <table:table-row>
          <table:table-cell office:value-type="string">
            <text:p>DCYTabc</text:p>
          </table:table-cell>
          <table:table-cell office:value-type="string">
            <text:p>protein_0011</text:p>
          </table:table-cell>
          <table:table-cell office:value="0.2404712235389233" office:value-type="float"/>
        </table:table-row>
        <table:table-row>
          <table:table-cell office:value-type="string">
            <text:p>DGK1</text:p>
          </table:table-cell>
          <table:table-cell office:value-type="string">
            <text:p>protein_0203</text:p>
          </table:table-cell>
          <table:table-cell office:value="1" office:value-type="float"/>
        </table:table-row>
        <table:table-row>
          <table:table-cell office:value-type="string">
            <text:p>DGSNK</text:p>
          </table:table-cell>
          <table:table-cell office:value-type="string">
            <text:p>protein_0330</text:p>
          </table:table-cell>
          <table:table-cell office:value="0.979131688089874" office:value-type="float"/>
        </table:table-row>
        <table:table-row>
          <table:table-cell office:value-type="string">
            <text:p>DGSNK</text:p>
          </table:table-cell>
          <table:table-cell office:value-type="string">
            <text:p>protein_0382</text:p>
          </table:table-cell>
          <table:table-cell office:value="1.020868311910126" office:value-type="float"/>
        </table:table-row>
        <table:table-row>
          <table:table-cell office:value-type="string">
            <text:p>DGSNabc</text:p>
          </table:table-cell>
          <table:table-cell office:value-type="string">
            <text:p>protein_0008</text:p>
          </table:table-cell>
          <table:table-cell office:value="0.1358904650088565" office:value-type="float"/>
        </table:table-row>
        <table:table-row>
          <table:table-cell office:value-type="string">
            <text:p>DGSNabc</text:p>
          </table:table-cell>
          <table:table-cell office:value-type="string">
            <text:p>protein_0009</text:p>
          </table:table-cell>
          <table:table-cell office:value="0.3862941601280572" office:value-type="float"/>
        </table:table-row>
        <table:table-row>
          <table:table-cell office:value-type="string">
            <text:p>DGSNabc</text:p>
          </table:table-cell>
          <table:table-cell office:value-type="string">
            <text:p>protein_0010</text:p>
          </table:table-cell>
          <table:table-cell office:value="0.2373441513241631" office:value-type="float"/>
        </table:table-row>
        <table:table-row>
          <table:table-cell office:value-type="string">
            <text:p>DGSNabc</text:p>
          </table:table-cell>
          <table:table-cell office:value-type="string">
            <text:p>protein_0011</text:p>
          </table:table-cell>
          <table:table-cell office:value="0.2404712235389233" office:value-type="float"/>
        </table:table-row>
        <table:table-row>
          <table:table-cell office:value-type="string">
            <text:p>DNAP</text:p>
          </table:table-cell>
          <table:table-cell office:value-type="string">
            <text:p>average_protein</text:p>
          </table:table-cell>
          <table:table-cell office:value="1" office:value-type="float"/>
        </table:table-row>
        <table:table-row>
          <table:table-cell office:value-type="string">
            <text:p>DRPA</text:p>
          </table:table-cell>
          <table:table-cell office:value-type="string">
            <text:p>protein_0732</text:p>
          </table:table-cell>
          <table:table-cell office:value="1" office:value-type="float"/>
        </table:table-row>
        <table:table-row>
          <table:table-cell office:value-type="string">
            <text:p>ENO</text:p>
          </table:table-cell>
          <table:table-cell office:value-type="string">
            <text:p>protein_0213</text:p>
          </table:table-cell>
          <table:table-cell office:value="1" office:value-type="float"/>
        </table:table-row>
        <table:table-row>
          <table:table-cell office:value-type="string">
            <text:p>FAKr</text:p>
          </table:table-cell>
          <table:table-cell office:value-type="string">
            <text:p>protein_0420</text:p>
          </table:table-cell>
          <table:table-cell office:value="0.4912656603099774" office:value-type="float"/>
        </table:table-row>
        <table:table-row>
          <table:table-cell office:value-type="string">
            <text:p>FAKr</text:p>
          </table:table-cell>
          <table:table-cell office:value-type="string">
            <text:p>protein_0616</text:p>
          </table:table-cell>
          <table:table-cell office:value="0.2542333747452936" office:value-type="float"/>
        </table:table-row>
        <table:table-row>
          <table:table-cell office:value-type="string">
            <text:p>FAKr</text:p>
          </table:table-cell>
          <table:table-cell office:value-type="string">
            <text:p>protein_0617</text:p>
          </table:table-cell>
          <table:table-cell office:value="0.254500964944729" office:value-type="float"/>
        </table:table-row>
        <table:table-row>
          <table:table-cell office:value-type="string">
            <text:p>FA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FBA</text:p>
          </table:table-cell>
          <table:table-cell office:value-type="string">
            <text:p>protein_0131</text:p>
          </table:table-cell>
          <table:table-cell office:value="1" office:value-type="float"/>
        </table:table-row>
        <table:table-row>
          <table:table-cell office:value-type="string">
            <text:p>FMETTRS</text:p>
          </table:table-cell>
          <table:table-cell office:value-type="string">
            <text:p>protein_0390</text:p>
          </table:table-cell>
          <table:table-cell office:value="1" office:value-type="float"/>
        </table:table-row>
        <table:table-row>
          <table:table-cell office:value-type="string">
            <text:p>FOR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FTHFCL</text:p>
          </table:table-cell>
          <table:table-cell office:value-type="string">
            <text:p>protein_0443</text:p>
          </table:table-cell>
          <table:table-cell office:value="1" office:value-type="float"/>
        </table:table-row>
        <table:table-row>
          <table:table-cell office:value-type="string">
            <text:p>GALU</text:p>
          </table:table-cell>
          <table:table-cell office:value-type="string">
            <text:p>protein_0115</text:p>
          </table:table-cell>
          <table:table-cell office:value="1" office:value-type="float"/>
        </table:table-row>
        <table:table-row>
          <table:table-cell office:value-type="string">
            <text:p>GAPD</text:p>
          </table:table-cell>
          <table:table-cell office:value-type="string">
            <text:p>protein_0607</text:p>
          </table:table-cell>
          <table:table-cell office:value="1" office:value-type="float"/>
        </table:table-row>
        <table:table-row>
          <table:table-cell office:value-type="string">
            <text:p>GHMT</text:p>
          </table:table-cell>
          <table:table-cell office:value-type="string">
            <text:p>protein_0799</text:p>
          </table:table-cell>
          <table:table-cell office:value="1" office:value-type="float"/>
        </table:table-row>
        <table:table-row>
          <table:table-cell office:value-type="string">
            <text:p>GK1</text:p>
          </table:table-cell>
          <table:table-cell office:value-type="string">
            <text:p>protein_0203</text:p>
          </table:table-cell>
          <table:table-cell office:value="1" office:value-type="float"/>
        </table:table-row>
        <table:table-row>
          <table:table-cell office:value-type="string">
            <text:p>GLCpts</text:p>
          </table:table-cell>
          <table:table-cell office:value-type="string">
            <text:p>protein_0233</text:p>
          </table:table-cell>
          <table:table-cell office:value="0.3759830780373745" office:value-type="float"/>
        </table:table-row>
        <table:table-row>
          <table:table-cell office:value-type="string">
            <text:p>GLCpts</text:p>
          </table:table-cell>
          <table:table-cell office:value-type="string">
            <text:p>protein_0694</text:p>
          </table:table-cell>
          <table:table-cell office:value="0.05507190216809887" office:value-type="float"/>
        </table:table-row>
        <table:table-row>
          <table:table-cell office:value-type="string">
            <text:p>GLCpts</text:p>
          </table:table-cell>
          <table:table-cell office:value-type="string">
            <text:p>protein_0234</text:p>
          </table:table-cell>
          <table:table-cell office:value="0.09839928211366278" office:value-type="float"/>
        </table:table-row>
        <table:table-row>
          <table:table-cell office:value-type="string">
            <text:p>GLCpts</text:p>
          </table:table-cell>
          <table:table-cell office:value-type="string">
            <text:p>protein_0779</text:p>
          </table:table-cell>
          <table:table-cell office:value="0.4705457376808638" office:value-type="float"/>
        </table:table-row>
        <table:table-row>
          <table:table-cell office:value-type="string">
            <text:p>GLYC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GLYK</text:p>
          </table:table-cell>
          <table:table-cell office:value-type="string">
            <text:p>protein_0218</text:p>
          </table:table-cell>
          <table:table-cell office:value="1" office:value-type="float"/>
        </table:table-row>
        <table:table-row>
          <table:table-cell office:value-type="string">
            <text:p>GUAPRT</text:p>
          </table:table-cell>
          <table:table-cell office:value-type="string">
            <text:p>protein_0216</text:p>
          </table:table-cell>
          <table:table-cell office:value="1" office:value-type="float"/>
        </table:table-row>
        <table:table-row>
          <table:table-cell office:value-type="string">
            <text:p>H2O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H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LDH_L</text:p>
          </table:table-cell>
          <table:table-cell office:value-type="string">
            <text:p>protein_0475</text:p>
          </table:table-cell>
          <table:table-cell office:value="1" office:value-type="float"/>
        </table:table-row>
        <table:table-row>
          <table:table-cell office:value-type="string">
            <text:p>LIPTA</text:p>
          </table:table-cell>
          <table:table-cell office:value-type="string">
            <text:p>protein_0401</text:p>
          </table:table-cell>
          <table:table-cell office:value="1" office:value-type="float"/>
        </table:table-row>
        <table:table-row>
          <table:table-cell office:value-type="string">
            <text:p>L_LACt2r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MTHFC</text:p>
          </table:table-cell>
          <table:table-cell office:value-type="string">
            <text:p>protein_0684</text:p>
          </table:table-cell>
          <table:table-cell office:value="1" office:value-type="float"/>
        </table:table-row>
        <table:table-row>
          <table:table-cell office:value-type="string">
            <text:p>MTHFD</text:p>
          </table:table-cell>
          <table:table-cell office:value-type="string">
            <text:p>protein_0684</text:p>
          </table:table-cell>
          <table:table-cell office:value="1" office:value-type="float"/>
        </table:table-row>
        <table:table-row>
          <table:table-cell office:value-type="string">
            <text:p>NACabc</text:p>
          </table:table-cell>
          <table:table-cell office:value-type="string">
            <text:p>protein_0314</text:p>
          </table:table-cell>
          <table:table-cell office:value="0.258385824285464" office:value-type="float"/>
        </table:table-row>
        <table:table-row>
          <table:table-cell office:value-type="string">
            <text:p>NACabc</text:p>
          </table:table-cell>
          <table:table-cell office:value-type="string">
            <text:p>protein_0641</text:p>
          </table:table-cell>
          <table:table-cell office:value="0.3593027794919477" office:value-type="float"/>
        </table:table-row>
        <table:table-row>
          <table:table-cell office:value-type="string">
            <text:p>NACabc</text:p>
          </table:table-cell>
          <table:table-cell office:value-type="string">
            <text:p>protein_0642</text:p>
          </table:table-cell>
          <table:table-cell office:value="0.1632281302868444" office:value-type="float"/>
        </table:table-row>
        <table:table-row>
          <table:table-cell office:value-type="string">
            <text:p>NACabc</text:p>
          </table:table-cell>
          <table:table-cell office:value-type="string">
            <text:p>protein_0643</text:p>
          </table:table-cell>
          <table:table-cell office:value="0.2190832659357438" office:value-type="float"/>
        </table:table-row>
        <table:table-row>
          <table:table-cell office:value-type="string">
            <text:p>NADHK</text:p>
          </table:table-cell>
          <table:table-cell office:value-type="string">
            <text:p>protein_0259</text:p>
          </table:table-cell>
          <table:table-cell office:value="1" office:value-type="float"/>
        </table:table-row>
        <table:table-row>
          <table:table-cell office:value-type="string">
            <text:p>NADS</text:p>
          </table:table-cell>
          <table:table-cell office:value-type="string">
            <text:p>protein_0378</text:p>
          </table:table-cell>
          <table:table-cell office:value="1" office:value-type="float"/>
        </table:table-row>
        <table:table-row>
          <table:table-cell office:value-type="string">
            <text:p>NCTPPRT</text:p>
          </table:table-cell>
          <table:table-cell office:value-type="string">
            <text:p>protein_0614</text:p>
          </table:table-cell>
          <table:table-cell office:value="1" office:value-type="float"/>
        </table:table-row>
        <table:table-row>
          <table:table-cell office:value-type="string">
            <text:p>NH3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NNATr</text:p>
          </table:table-cell>
          <table:table-cell office:value-type="string">
            <text:p>protein_0380</text:p>
          </table:table-cell>
          <table:table-cell office:value="1" office:value-type="float"/>
        </table:table-row>
        <table:table-row>
          <table:table-cell office:value-type="string">
            <text:p>NOX</text:p>
          </table:table-cell>
          <table:table-cell office:value-type="string">
            <text:p>average_protein</text:p>
          </table:table-cell>
          <table:table-cell office:value="1" office:value-type="float"/>
        </table:table-row>
        <table:table-row>
          <table:table-cell office:value-type="string">
            <text:p>O2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PAPA</text:p>
          </table:table-cell>
          <table:table-cell office:value-type="string">
            <text:p>average_protein</text:p>
          </table:table-cell>
          <table:table-cell office:value="1" office:value-type="float"/>
        </table:table-row>
        <table:table-row>
          <table:table-cell office:value-type="string">
            <text:p>PDH_E3</text:p>
          </table:table-cell>
          <table:table-cell office:value-type="string">
            <text:p>protein_0228</text:p>
          </table:table-cell>
          <table:table-cell office:value="1" office:value-type="float"/>
        </table:table-row>
        <table:table-row>
          <table:table-cell office:value-type="string">
            <text:p>PDH_acald</text:p>
          </table:table-cell>
          <table:table-cell office:value-type="string">
            <text:p>protein_0227</text:p>
          </table:table-cell>
          <table:table-cell office:value="1" office:value-type="float"/>
        </table:table-row>
        <table:table-row>
          <table:table-cell office:value-type="string">
            <text:p>PFK</text:p>
          </table:table-cell>
          <table:table-cell office:value-type="string">
            <text:p>protein_0220</text:p>
          </table:table-cell>
          <table:table-cell office:value="1" office:value-type="float"/>
        </table:table-row>
        <table:table-row>
          <table:table-cell office:value-type="string">
            <text:p>PGI</text:p>
          </table:table-cell>
          <table:table-cell office:value-type="string">
            <text:p>protein_0445</text:p>
          </table:table-cell>
          <table:table-cell office:value="1" office:value-type="float"/>
        </table:table-row>
        <table:table-row>
          <table:table-cell office:value-type="string">
            <text:p>PGK</text:p>
          </table:table-cell>
          <table:table-cell office:value-type="string">
            <text:p>protein_0606</text:p>
          </table:table-cell>
          <table:table-cell office:value="1" office:value-type="float"/>
        </table:table-row>
        <table:table-row>
          <table:table-cell office:value-type="string">
            <text:p>PGK3</text:p>
          </table:table-cell>
          <table:table-cell office:value-type="string">
            <text:p>protein_0606</text:p>
          </table:table-cell>
          <table:table-cell office:value="1" office:value-type="float"/>
        </table:table-row>
        <table:table-row>
          <table:table-cell office:value-type="string">
            <text:p>PGK4</text:p>
          </table:table-cell>
          <table:table-cell office:value-type="string">
            <text:p>protein_0606</text:p>
          </table:table-cell>
          <table:table-cell office:value="1" office:value-type="float"/>
        </table:table-row>
        <table:table-row>
          <table:table-cell office:value-type="string">
            <text:p>PGM</text:p>
          </table:table-cell>
          <table:table-cell office:value-type="string">
            <text:p>protein_0729</text:p>
          </table:table-cell>
          <table:table-cell office:value="1" office:value-type="float"/>
        </table:table-row>
        <table:table-row>
          <table:table-cell office:value-type="string">
            <text:p>PGMT</text:p>
          </table:table-cell>
          <table:table-cell office:value-type="string">
            <text:p>protein_0733</text:p>
          </table:table-cell>
          <table:table-cell office:value="1" office:value-type="float"/>
        </table:table-row>
        <table:table-row>
          <table:table-cell office:value-type="string">
            <text:p>PGPP</text:p>
          </table:table-cell>
          <table:table-cell office:value-type="string">
            <text:p>protein_0214</text:p>
          </table:table-cell>
          <table:table-cell office:value="1" office:value-type="float"/>
        </table:table-row>
        <table:table-row>
          <table:table-cell office:value-type="string">
            <text:p>PGSA</text:p>
          </table:table-cell>
          <table:table-cell office:value-type="string">
            <text:p>protein_0875</text:p>
          </table:table-cell>
          <table:table-cell office:value="1" office:value-type="float"/>
        </table:table-row>
        <table:table-row>
          <table:table-cell office:value-type="string">
            <text:p>PIabc</text:p>
          </table:table-cell>
          <table:table-cell office:value-type="string">
            <text:p>protein_0425</text:p>
          </table:table-cell>
          <table:table-cell office:value="0.2862079259600732" office:value-type="float"/>
        </table:table-row>
        <table:table-row>
          <table:table-cell office:value-type="string">
            <text:p>PIabc</text:p>
          </table:table-cell>
          <table:table-cell office:value-type="string">
            <text:p>protein_0426</text:p>
          </table:table-cell>
          <table:table-cell office:value="0.5135497079622393" office:value-type="float"/>
        </table:table-row>
        <table:table-row>
          <table:table-cell office:value-type="string">
            <text:p>PIabc</text:p>
          </table:table-cell>
          <table:table-cell office:value-type="string">
            <text:p>protein_0427</text:p>
          </table:table-cell>
          <table:table-cell office:value="0.2002423660776874" office:value-type="float"/>
        </table:table-row>
        <table:table-row>
          <table:table-cell office:value-type="string">
            <text:p>PPA</text:p>
          </table:table-cell>
          <table:table-cell office:value-type="string">
            <text:p>protein_0344</text:p>
          </table:table-cell>
          <table:table-cell office:value="1" office:value-type="float"/>
        </table:table-row>
        <table:table-row>
          <table:table-cell office:value-type="string">
            <text:p>PPM2</text:p>
          </table:table-cell>
          <table:table-cell office:value-type="string">
            <text:p>protein_0733</text:p>
          </table:table-cell>
          <table:table-cell office:value="1" office:value-type="float"/>
        </table:table-row>
        <table:table-row>
          <table:table-cell office:value-type="string">
            <text:p>PRPPS</text:p>
          </table:table-cell>
          <table:table-cell office:value-type="string">
            <text:p>protein_0831</text:p>
          </table:table-cell>
          <table:table-cell office:value="1" office:value-type="float"/>
        </table:table-row>
        <table:table-row>
          <table:table-cell office:value-type="string">
            <text:p>PSSYN</text:p>
          </table:table-cell>
          <table:table-cell office:value-type="string">
            <text:p>protein_0113</text:p>
          </table:table-cell>
          <table:table-cell office:value="1" office:value-type="float"/>
        </table:table-row>
        <table:table-row>
          <table:table-cell office:value-type="string">
            <text:p>PTAr</text:p>
          </table:table-cell>
          <table:table-cell office:value-type="string">
            <text:p>protein_0229</text:p>
          </table:table-cell>
          <table:table-cell office:value="1" office:value-type="float"/>
        </table:table-row>
        <table:table-row>
          <table:table-cell office:value-type="string">
            <text:p>PUNP2</text:p>
          </table:table-cell>
          <table:table-cell office:value-type="string">
            <text:p>protein_0747</text:p>
          </table:table-cell>
          <table:table-cell office:value="1" office:value-type="float"/>
        </table:table-row>
        <table:table-row>
          <table:table-cell office:value-type="string">
            <text:p>PUNP4</text:p>
          </table:table-cell>
          <table:table-cell office:value-type="string">
            <text:p>protein_0747</text:p>
          </table:table-cell>
          <table:table-cell office:value="1" office:value-type="float"/>
        </table:table-row>
        <table:table-row>
          <table:table-cell office:value-type="string">
            <text:p>PYK2</text:p>
          </table:table-cell>
          <table:table-cell office:value-type="string">
            <text:p>protein_0221</text:p>
          </table:table-cell>
          <table:table-cell office:value="1" office:value-type="float"/>
        </table:table-row>
        <table:table-row>
          <table:table-cell office:value-type="string">
            <text:p>PYK4</text:p>
          </table:table-cell>
          <table:table-cell office:value-type="string">
            <text:p>protein_0221</text:p>
          </table:table-cell>
          <table:table-cell office:value="1" office:value-type="float"/>
        </table:table-row>
        <table:table-row>
          <table:table-cell office:value-type="string">
            <text:p>PYK5</text:p>
          </table:table-cell>
          <table:table-cell office:value-type="string">
            <text:p>protein_0221</text:p>
          </table:table-cell>
          <table:table-cell office:value="1" office:value-type="float"/>
        </table:table-row>
        <table:table-row>
          <table:table-cell office:value-type="string">
            <text:p>PYK6</text:p>
          </table:table-cell>
          <table:table-cell office:value-type="string">
            <text:p>protein_0221</text:p>
          </table:table-cell>
          <table:table-cell office:value="1" office:value-type="float"/>
        </table:table-row>
        <table:table-row>
          <table:table-cell office:value-type="string">
            <text:p>PYK7</text:p>
          </table:table-cell>
          <table:table-cell office:value-type="string">
            <text:p>protein_0221</text:p>
          </table:table-cell>
          <table:table-cell office:value="1" office:value-type="float"/>
        </table:table-row>
        <table:table-row>
          <table:table-cell office:value-type="string">
            <text:p>PYK8</text:p>
          </table:table-cell>
          <table:table-cell office:value-type="string">
            <text:p>protein_0221</text:p>
          </table:table-cell>
          <table:table-cell office:value="1" office:value-type="float"/>
        </table:table-row>
        <table:table-row>
          <table:table-cell office:value-type="string">
            <text:p>PdhC_transl</text:p>
          </table:table-cell>
          <table:table-cell office:value-type="string">
            <text:p>protein_0201</text:p>
          </table:table-cell>
          <table:table-cell office:value="0.3315347318169495" office:value-type="float"/>
        </table:table-row>
        <table:table-row>
          <table:table-cell office:value-type="string">
            <text:p>PdhC_transl</text:p>
          </table:table-cell>
          <table:table-cell office:value-type="string">
            <text:p>protein_0227</text:p>
          </table:table-cell>
          <table:table-cell office:value="0.6684652681830505" office:value-type="float"/>
        </table:table-row>
        <table:table-row>
          <table:table-cell office:value-type="string">
            <text:p>RBFK</text:p>
          </table:table-cell>
          <table:table-cell office:value-type="string">
            <text:p>protein_0291</text:p>
          </table:table-cell>
          <table:table-cell office:value="1" office:value-type="float"/>
        </table:table-row>
        <table:table-row>
          <table:table-cell office:value-type="string">
            <text:p>RIBFLVabc</text:p>
          </table:table-cell>
          <table:table-cell office:value-type="string">
            <text:p>protein_0641</text:p>
          </table:table-cell>
          <table:table-cell office:value="0.3645792285194582" office:value-type="float"/>
        </table:table-row>
        <table:table-row>
          <table:table-cell office:value-type="string">
            <text:p>RIBFLVabc</text:p>
          </table:table-cell>
          <table:table-cell office:value-type="string">
            <text:p>protein_0642</text:p>
          </table:table-cell>
          <table:table-cell office:value="0.1656251752263024" office:value-type="float"/>
        </table:table-row>
        <table:table-row>
          <table:table-cell office:value-type="string">
            <text:p>RIBFLVabc</text:p>
          </table:table-cell>
          <table:table-cell office:value-type="string">
            <text:p>protein_0643</text:p>
          </table:table-cell>
          <table:table-cell office:value="0.2223005571772005" office:value-type="float"/>
        </table:table-row>
        <table:table-row>
          <table:table-cell office:value-type="string">
            <text:p>RIBFLVabc</text:p>
          </table:table-cell>
          <table:table-cell office:value-type="string">
            <text:p>protein_0877</text:p>
          </table:table-cell>
          <table:table-cell office:value="0.247495039077039" office:value-type="float"/>
        </table:table-row>
        <table:table-row>
          <table:table-cell office:value-type="string">
            <text:p>RNAP</text:p>
          </table:table-cell>
          <table:table-cell office:value-type="string">
            <text:p>average_protein</text:p>
          </table:table-cell>
          <table:table-cell office:value="1" office:value-type="float"/>
        </table:table-row>
        <table:table-row>
          <table:table-cell office:value-type="string">
            <text:p>RPE</text:p>
          </table:table-cell>
          <table:table-cell office:value-type="string">
            <text:p>protein_0262</text:p>
          </table:table-cell>
          <table:table-cell office:value="1" office:value-type="float"/>
        </table:table-row>
        <table:table-row>
          <table:table-cell office:value-type="string">
            <text:p>RPI</text:p>
          </table:table-cell>
          <table:table-cell office:value-type="string">
            <text:p>protein_0800</text:p>
          </table:table-cell>
          <table:table-cell office:value="1" office:value-type="float"/>
        </table:table-row>
        <table:table-row>
          <table:table-cell office:value-type="string">
            <text:p>TALA</text:p>
          </table:table-cell>
          <table:table-cell office:value-type="string">
            <text:p>average_protein</text:p>
          </table:table-cell>
          <table:table-cell office:value="1" office:value-type="float"/>
        </table:table-row>
        <table:table-row>
          <table:table-cell office:value-type="string">
            <text:p>THMDabc</text:p>
          </table:table-cell>
          <table:table-cell office:value-type="string">
            <text:p>protein_0008</text:p>
          </table:table-cell>
          <table:table-cell office:value="0.1358904650088565" office:value-type="float"/>
        </table:table-row>
        <table:table-row>
          <table:table-cell office:value-type="string">
            <text:p>THMDabc</text:p>
          </table:table-cell>
          <table:table-cell office:value-type="string">
            <text:p>protein_0009</text:p>
          </table:table-cell>
          <table:table-cell office:value="0.3862941601280572" office:value-type="float"/>
        </table:table-row>
        <table:table-row>
          <table:table-cell office:value-type="string">
            <text:p>THMDabc</text:p>
          </table:table-cell>
          <table:table-cell office:value-type="string">
            <text:p>protein_0010</text:p>
          </table:table-cell>
          <table:table-cell office:value="0.2373441513241631" office:value-type="float"/>
        </table:table-row>
        <table:table-row>
          <table:table-cell office:value-type="string">
            <text:p>THMDabc</text:p>
          </table:table-cell>
          <table:table-cell office:value-type="string">
            <text:p>protein_0011</text:p>
          </table:table-cell>
          <table:table-cell office:value="0.2404712235389233" office:value-type="float"/>
        </table:table-row>
        <table:table-row>
          <table:table-cell office:value-type="string">
            <text:p>TKT1</text:p>
          </table:table-cell>
          <table:table-cell office:value-type="string">
            <text:p>protein_0316</text:p>
          </table:table-cell>
          <table:table-cell office:value="1" office:value-type="float"/>
        </table:table-row>
        <table:table-row>
          <table:table-cell office:value-type="string">
            <text:p>TKT2</text:p>
          </table:table-cell>
          <table:table-cell office:value-type="string">
            <text:p>protein_0316</text:p>
          </table:table-cell>
          <table:table-cell office:value="1" office:value-type="float"/>
        </table:table-row>
        <table:table-row>
          <table:table-cell office:value-type="string">
            <text:p>TMDK1</text:p>
          </table:table-cell>
          <table:table-cell office:value-type="string">
            <text:p>protein_0140</text:p>
          </table:table-cell>
          <table:table-cell office:value="1" office:value-type="float"/>
        </table:table-row>
        <table:table-row>
          <table:table-cell office:value-type="string">
            <text:p>TMPK</text:p>
          </table:table-cell>
          <table:table-cell office:value-type="string">
            <text:p>protein_0045</text:p>
          </table:table-cell>
          <table:table-cell office:value="1" office:value-type="float"/>
        </table:table-row>
        <table:table-row>
          <table:table-cell office:value-type="string">
            <text:p>TPI</text:p>
          </table:table-cell>
          <table:table-cell office:value-type="string">
            <text:p>protein_0727</text:p>
          </table:table-cell>
          <table:table-cell office:value="1" office:value-type="float"/>
        </table:table-row>
        <table:table-row>
          <table:table-cell office:value-type="string">
            <text:p>TRDR</text:p>
          </table:table-cell>
          <table:table-cell office:value-type="string">
            <text:p>protein_0065</text:p>
          </table:table-cell>
          <table:table-cell office:value="0.5787990101995142" office:value-type="float"/>
        </table:table-row>
        <table:table-row>
          <table:table-cell office:value-type="string">
            <text:p>TRDR</text:p>
          </table:table-cell>
          <table:table-cell office:value-type="string">
            <text:p>protein_0819</text:p>
          </table:table-cell>
          <table:table-cell office:value="0.4212009898004858" office:value-type="float"/>
        </table:table-row>
        <table:table-row>
          <table:table-cell office:value-type="string">
            <text:p>UDPG4E</text:p>
          </table:table-cell>
          <table:table-cell office:value-type="string">
            <text:p>protein_0813</text:p>
          </table:table-cell>
          <table:table-cell office:value="1" office:value-type="float"/>
        </table:table-row>
        <table:table-row>
          <table:table-cell office:value-type="string">
            <text:p>UDPGALM</text:p>
          </table:table-cell>
          <table:table-cell office:value-type="string">
            <text:p>protein_0814</text:p>
          </table:table-cell>
          <table:table-cell office:value="1" office:value-type="float"/>
        </table:table-row>
        <table:table-row>
          <table:table-cell office:value-type="string">
            <text:p>UMPK</text:p>
          </table:table-cell>
          <table:table-cell office:value-type="string">
            <text:p>protein_0537</text:p>
          </table:table-cell>
          <table:table-cell office:value="1" office:value-type="float"/>
        </table:table-row>
        <table:table-row>
          <table:table-cell office:value-type="string">
            <text:p>UPPRT</text:p>
          </table:table-cell>
          <table:table-cell office:value-type="string">
            <text:p>protein_0798</text:p>
          </table:table-cell>
          <table:table-cell office:value="1" office:value-type="float"/>
        </table:table-row>
        <table:table-row>
          <table:table-cell office:value-type="string">
            <text:p>URAt2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dUTPase_transl</text:p>
          </table:table-cell>
          <table:table-cell office:value-type="string">
            <text:p>protein_0201</text:p>
          </table:table-cell>
          <table:table-cell office:value="0.5370267675956966" office:value-type="float"/>
        </table:table-row>
        <table:table-row>
          <table:table-cell office:value-type="string">
            <text:p>dUTPase_transl</text:p>
          </table:table-cell>
          <table:table-cell office:value-type="string">
            <text:p>protein_0447</text:p>
          </table:table-cell>
          <table:table-cell office:value="0.4629732324043035" office:value-type="float"/>
        </table:table-row>
        <table:table-row>
          <table:table-cell office:value-type="string">
            <text:p>trdox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trdrdt</text:p>
          </table:table-cell>
          <table:table-cell office:value-type="string">
            <text:p>spontaneous_protein</text:p>
          </table:table-cell>
          <table:table-cell office:value="1" office:value-type="float"/>
        </table:table-row>
        <table:table-row>
          <table:table-cell office:value-type="string">
            <text:p>AAabc</text:p>
          </table:table-cell>
          <table:table-cell office:value-type="string">
            <text:p>protein_0876</text:p>
          </table:table-cell>
          <table:table-cell office:value="0.4782693660784224" office:value-type="float"/>
        </table:table-row>
        <table:table-row>
          <table:table-cell office:value-type="string">
            <text:p>AAabc</text:p>
          </table:table-cell>
          <table:table-cell office:value-type="string">
            <text:p>protein_0878</text:p>
          </table:table-cell>
          <table:table-cell office:value="0.4692832563156701" office:value-type="float"/>
        </table:table-row>
        <table:table-row>
          <table:table-cell office:value-type="string">
            <text:p>AAabc</text:p>
          </table:table-cell>
          <table:table-cell office:value-type="string">
            <text:p>protein_0886</text:p>
          </table:table-cell>
          <table:table-cell office:value="0.05244737760590758" office:value-type="float"/>
        </table:table-row>
        <table:table-row>
          <table:table-cell office:value-type="string">
            <text:p>tRNAP</text:p>
          </table:table-cell>
          <table:table-cell office:value-type="string">
            <text:p>average_protein</text:p>
          </table:table-cell>
          <table:table-cell office:value="1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163</text:p>
          </table:table-cell>
          <table:table-cell office:value="0.05328287424717863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535</text:p>
          </table:table-cell>
          <table:table-cell office:value="0.0324980228642794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076</text:p>
          </table:table-cell>
          <table:table-cell office:value="0.05385416298970706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287</text:p>
          </table:table-cell>
          <table:table-cell office:value="0.0683385849469373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837</text:p>
          </table:table-cell>
          <table:table-cell office:value="0.02656635964406704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126</text:p>
          </table:table-cell>
          <table:table-cell office:value="0.02893246822536512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405</text:p>
          </table:table-cell>
          <table:table-cell office:value="0.05480675061352876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288</text:p>
          </table:table-cell>
          <table:table-cell office:value="0.049700284552548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519</text:p>
          </table:table-cell>
          <table:table-cell office:value="0.05451853324119526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634</text:p>
          </table:table-cell>
          <table:table-cell office:value="0.04779354991653647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064</text:p>
          </table:table-cell>
          <table:table-cell office:value="0.05961270295638755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012</text:p>
          </table:table-cell>
          <table:table-cell office:value="0.03046543709015954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528</text:p>
          </table:table-cell>
          <table:table-cell office:value="0.09474996318334705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529</text:p>
          </table:table-cell>
          <table:table-cell office:value="0.02073617878361452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282</text:p>
          </table:table-cell>
          <table:table-cell office:value="0.05685350110564153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061</text:p>
          </table:table-cell>
          <table:table-cell office:value="0.05003719473998011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222</text:p>
          </table:table-cell>
          <table:table-cell office:value="0.07655381321993766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308</text:p>
          </table:table-cell>
          <table:table-cell office:value="0.03942935952013193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613</text:p>
          </table:table-cell>
          <table:table-cell office:value="0.04831415874233685" office:value-type="float"/>
        </table:table-row>
        <table:table-row>
          <table:table-cell office:value-type="string">
            <text:p>AATRS</text:p>
          </table:table-cell>
          <table:table-cell office:value-type="string">
            <text:p>protein_0260</text:p>
          </table:table-cell>
          <table:table-cell office:value="0.05295609941712022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913</text:p>
          </table:table-cell>
          <table:table-cell office:value="0.0673195309361309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025</text:p>
          </table:table-cell>
          <table:table-cell office:value="0.008272568831830014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027</text:p>
          </table:table-cell>
          <table:table-cell office:value="0.01495654006591111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082</text:p>
          </table:table-cell>
          <table:table-cell office:value="0.008309388254894518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137</text:p>
          </table:table-cell>
          <table:table-cell office:value="0.009692480872369992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148</text:p>
          </table:table-cell>
          <table:table-cell office:value="0.01437358233897566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149</text:p>
          </table:table-cell>
          <table:table-cell office:value="0.0166206505586706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198</text:p>
          </table:table-cell>
          <table:table-cell office:value="0.01295672148572095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199</text:p>
          </table:table-cell>
          <table:table-cell office:value="0.006600266717829065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238</text:p>
          </table:table-cell>
          <table:table-cell office:value="0.02212795739953693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247</text:p>
          </table:table-cell>
          <table:table-cell office:value="0.02104659834449954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263</text:p>
          </table:table-cell>
          <table:table-cell office:value="0.03260478326824572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289</text:p>
          </table:table-cell>
          <table:table-cell office:value="0.01278925139235211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294</text:p>
          </table:table-cell>
          <table:table-cell office:value="0.009517337432728914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301</text:p>
          </table:table-cell>
          <table:table-cell office:value="0.01810962095250502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348</text:p>
          </table:table-cell>
          <table:table-cell office:value="0.04610374286469855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362</text:p>
          </table:table-cell>
          <table:table-cell office:value="0.00980432006364355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365</text:p>
          </table:table-cell>
          <table:table-cell office:value="0.01343319769467708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377</text:p>
          </table:table-cell>
          <table:table-cell office:value="0.04489638610716918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403</text:p>
          </table:table-cell>
          <table:table-cell office:value="0.03201925810826216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422</text:p>
          </table:table-cell>
          <table:table-cell office:value="0.006822007577890509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482</text:p>
          </table:table-cell>
          <table:table-cell office:value="0.006010935925528957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499</text:p>
          </table:table-cell>
          <table:table-cell office:value="0.009404556159541728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500</text:p>
          </table:table-cell>
          <table:table-cell office:value="0.01096368957009649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501</text:p>
          </table:table-cell>
          <table:table-cell office:value="0.01039628575289554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930</text:p>
          </table:table-cell>
          <table:table-cell office:value="0.005277985153806474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526</text:p>
          </table:table-cell>
          <table:table-cell office:value="0.00602409185075498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536</text:p>
          </table:table-cell>
          <table:table-cell office:value="0.01933906615307382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540</text:p>
          </table:table-cell>
          <table:table-cell office:value="0.03035263029319467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37</text:p>
          </table:table-cell>
          <table:table-cell office:value="0.01355847083298648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38</text:p>
          </table:table-cell>
          <table:table-cell office:value="0.01591640164130929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44</text:p>
          </table:table-cell>
          <table:table-cell office:value="0.01289509130726299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46</text:p>
          </table:table-cell>
          <table:table-cell office:value="0.01258664671035767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47</text:p>
          </table:table-cell>
          <table:table-cell office:value="0.01269364483294821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48</text:p>
          </table:table-cell>
          <table:table-cell office:value="0.004052808181923366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53</text:p>
          </table:table-cell>
          <table:table-cell office:value="0.01443648004076481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54</text:p>
          </table:table-cell>
          <table:table-cell office:value="0.025818995640492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55</text:p>
          </table:table-cell>
          <table:table-cell office:value="0.01216209571426743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56</text:p>
          </table:table-cell>
          <table:table-cell office:value="0.01831058840526363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57</text:p>
          </table:table-cell>
          <table:table-cell office:value="0.01316751853133819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58</text:p>
          </table:table-cell>
          <table:table-cell office:value="0.00663550431186484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59</text:p>
          </table:table-cell>
          <table:table-cell office:value="0.01885267878210993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0</text:p>
          </table:table-cell>
          <table:table-cell office:value="0.01092847842339576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1</text:p>
          </table:table-cell>
          <table:table-cell office:value="0.01220133400131544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2</text:p>
          </table:table-cell>
          <table:table-cell office:value="0.009448617141334723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3</text:p>
          </table:table-cell>
          <table:table-cell office:value="0.01449643707728989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4</text:p>
          </table:table-cell>
          <table:table-cell office:value="0.01466071817883823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5</text:p>
          </table:table-cell>
          <table:table-cell office:value="0.02432724484296413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6</text:p>
          </table:table-cell>
          <table:table-cell office:value="0.01148224859298187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7</text:p>
          </table:table-cell>
          <table:table-cell office:value="0.009150119619134226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8</text:p>
          </table:table-cell>
          <table:table-cell office:value="0.02891338580752235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69</text:p>
          </table:table-cell>
          <table:table-cell office:value="0.01006168706157178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70</text:p>
          </table:table-cell>
          <table:table-cell office:value="0.02142841026156073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71</text:p>
          </table:table-cell>
          <table:table-cell office:value="0.02252194372090212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672</text:p>
          </table:table-cell>
          <table:table-cell office:value="0.01069913585686087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806</text:p>
          </table:table-cell>
          <table:table-cell office:value="0.01194857617070083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807</text:p>
          </table:table-cell>
          <table:table-cell office:value="0.01678971528714619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809</text:p>
          </table:table-cell>
          <table:table-cell office:value="0.02315649416666322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810</text:p>
          </table:table-cell>
          <table:table-cell office:value="0.01439655681413796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833</text:p>
          </table:table-cell>
          <table:table-cell office:value="0.01576218092041697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932</text:p>
          </table:table-cell>
          <table:table-cell office:value="0.00562262390309722" office:value-type="float"/>
        </table:table-row>
        <table:table-row>
          <table:table-cell office:value-type="string">
            <text:p>Ribosome</text:p>
          </table:table-cell>
          <table:table-cell office:value-type="string">
            <text:p>protein_0910</text:p>
          </table:table-cell>
          <table:table-cell office:value="0.00477173509184199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7-07T15:38:41.254092</meta:creation-date>
    <dc:date>2025-07-07T15:38:42.161822</dc:date>
    <meta:generator>http://pypi.python.org/pypi/ezodf/0.1.0$Python3.13.3 (main, Apr  8 2025, 13:54:08) [Clang 16.0.0 (clang-1600.0.26.6)]</meta:generator>
    <meta:document-statistic/>
    <meta:editing-cycles>1</meta:editing-cycles>
  </office:meta>
</office:document-meta>
</file>